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7" style:family="paragraph" style:parent-style-name="Text_20_body">
      <style:text-properties officeooo:rsid="00196e60" officeooo:paragraph-rsid="00196e60"/>
    </style:style>
    <style:style style:name="P38" style:family="paragraph" style:parent-style-name="Text_20_body">
      <style:text-properties officeooo:rsid="00196e60" officeooo:paragraph-rsid="00d89a2f"/>
    </style:style>
    <style:style style:name="P39" style:family="paragraph" style:parent-style-name="Text_20_body">
      <style:text-properties officeooo:paragraph-rsid="001c4724"/>
    </style:style>
    <style:style style:name="P40" style:family="paragraph" style:parent-style-name="Text_20_body">
      <style:text-properties officeooo:rsid="001d2445" officeooo:paragraph-rsid="001d2445"/>
    </style:style>
    <style:style style:name="P41" style:family="paragraph" style:parent-style-name="Text_20_body">
      <style:paragraph-properties fo:text-align="start" style:justify-single-word="false"/>
      <style:text-properties officeooo:rsid="0023e87b" officeooo:paragraph-rsid="002c2fd8"/>
    </style:style>
    <style:style style:name="P42" style:family="paragraph" style:parent-style-name="Text_20_body">
      <style:paragraph-properties fo:text-align="start" style:justify-single-word="false"/>
      <style:text-properties officeooo:rsid="0025b821" officeooo:paragraph-rsid="0025b821"/>
    </style:style>
    <style:style style:name="P43" style:family="paragraph" style:parent-style-name="Text_20_body">
      <style:paragraph-properties fo:text-align="start" style:justify-single-word="false"/>
      <style:text-properties officeooo:rsid="0025b821" officeooo:paragraph-rsid="0026804f"/>
    </style:style>
    <style:style style:name="P44" style:family="paragraph" style:parent-style-name="Text_20_body">
      <style:paragraph-properties fo:text-align="start" style:justify-single-word="false"/>
      <style:text-properties officeooo:rsid="00273464" officeooo:paragraph-rsid="00282c71"/>
    </style:style>
    <style:style style:name="P45" style:family="paragraph" style:parent-style-name="Text_20_body">
      <style:paragraph-properties fo:text-align="start" style:justify-single-word="false"/>
      <style:text-properties officeooo:rsid="00273464" officeooo:paragraph-rsid="00f106d6"/>
    </style:style>
    <style:style style:name="P46" style:family="paragraph" style:parent-style-name="Text_20_body">
      <style:paragraph-properties fo:text-align="start" style:justify-single-word="false"/>
      <style:text-properties officeooo:rsid="00282c71" officeooo:paragraph-rsid="00282c71"/>
    </style:style>
    <style:style style:name="P47" style:family="paragraph" style:parent-style-name="Text_20_body">
      <style:paragraph-properties fo:text-align="start" style:justify-single-word="false"/>
      <style:text-properties officeooo:rsid="0028be8b" officeooo:paragraph-rsid="002c2fd8"/>
    </style:style>
    <style:style style:name="P48" style:family="paragraph" style:parent-style-name="Text_20_body">
      <style:paragraph-properties fo:text-align="start" style:justify-single-word="false"/>
      <style:text-properties officeooo:rsid="002a6585" officeooo:paragraph-rsid="002c2fd8"/>
    </style:style>
    <style:style style:name="P49" style:family="paragraph" style:parent-style-name="Text_20_body">
      <style:paragraph-properties fo:text-align="start" style:justify-single-word="false"/>
      <style:text-properties officeooo:rsid="002df896" officeooo:paragraph-rsid="002df896"/>
    </style:style>
    <style:style style:name="P50" style:family="paragraph" style:parent-style-name="Text_20_body">
      <style:text-properties officeooo:rsid="002e260e" officeooo:paragraph-rsid="002e260e"/>
    </style:style>
    <style:style style:name="P51" style:family="paragraph" style:parent-style-name="Text_20_body">
      <style:text-properties officeooo:rsid="003344ef" officeooo:paragraph-rsid="0034da19"/>
    </style:style>
    <style:style style:name="P52" style:family="paragraph" style:parent-style-name="Text_20_body">
      <style:text-properties officeooo:rsid="0034da19" officeooo:paragraph-rsid="00352be2"/>
    </style:style>
    <style:style style:name="P53" style:family="paragraph" style:parent-style-name="Text_20_body">
      <style:text-properties officeooo:rsid="0034da19" officeooo:paragraph-rsid="003c31f8"/>
    </style:style>
    <style:style style:name="P54" style:family="paragraph" style:parent-style-name="Text_20_body">
      <style:text-properties officeooo:rsid="003891d0" officeooo:paragraph-rsid="003891d0"/>
    </style:style>
    <style:style style:name="P55" style:family="paragraph" style:parent-style-name="Text_20_body">
      <style:text-properties officeooo:rsid="003891d0" officeooo:paragraph-rsid="0036eeae"/>
    </style:style>
    <style:style style:name="P56" style:family="paragraph" style:parent-style-name="Text_20_body">
      <style:text-properties officeooo:rsid="003c31f8" officeooo:paragraph-rsid="003c31f8"/>
    </style:style>
    <style:style style:name="P57" style:family="paragraph" style:parent-style-name="Text_20_body">
      <style:text-properties officeooo:rsid="0040e396" officeooo:paragraph-rsid="0040e396"/>
    </style:style>
    <style:style style:name="P58" style:family="paragraph" style:parent-style-name="Text_20_body">
      <style:text-properties officeooo:rsid="0046b5d2" officeooo:paragraph-rsid="0046b5d2"/>
    </style:style>
    <style:style style:name="P59" style:family="paragraph" style:parent-style-name="Text_20_body">
      <style:text-properties officeooo:rsid="00480f98" officeooo:paragraph-rsid="0048e7e0"/>
    </style:style>
    <style:style style:name="P60" style:family="paragraph" style:parent-style-name="Text_20_body">
      <style:text-properties officeooo:rsid="004aa0bd" officeooo:paragraph-rsid="004aa0bd"/>
    </style:style>
    <style:style style:name="P61" style:family="paragraph" style:parent-style-name="Text_20_body">
      <style:text-properties officeooo:rsid="004c4f0f" officeooo:paragraph-rsid="004c4f0f"/>
    </style:style>
    <style:style style:name="P62" style:family="paragraph" style:parent-style-name="Text_20_body">
      <style:text-properties style:text-position="0% 100%" officeooo:rsid="00592433" officeooo:paragraph-rsid="00592433"/>
    </style:style>
    <style:style style:name="P63" style:family="paragraph" style:parent-style-name="Text_20_body">
      <style:text-properties style:text-position="0% 100%" officeooo:rsid="005d8ac0" officeooo:paragraph-rsid="005d8ac0"/>
    </style:style>
    <style:style style:name="P64" style:family="paragraph" style:parent-style-name="Text_20_body">
      <style:text-properties style:text-position="0% 100%" officeooo:rsid="005e23f3" officeooo:paragraph-rsid="005e23f3"/>
    </style:style>
    <style:style style:name="P65" style:family="paragraph" style:parent-style-name="Text_20_body">
      <style:text-properties style:text-position="0% 100%" officeooo:rsid="006058d2" officeooo:paragraph-rsid="006058d2"/>
    </style:style>
    <style:style style:name="P66" style:family="paragraph" style:parent-style-name="Text_20_body">
      <style:text-properties style:text-position="0% 100%" officeooo:rsid="0061c191" officeooo:paragraph-rsid="0061c191"/>
    </style:style>
    <style:style style:name="P67" style:family="paragraph" style:parent-style-name="Text_20_body">
      <style:text-properties style:text-position="0% 100%" officeooo:rsid="0070a5b0" officeooo:paragraph-rsid="0070a5b0"/>
    </style:style>
    <style:style style:name="P68" style:family="paragraph" style:parent-style-name="Text_20_body">
      <style:text-properties style:text-position="0% 100%" officeooo:rsid="0079b657" officeooo:paragraph-rsid="0079b657"/>
    </style:style>
    <style:style style:name="P69" style:family="paragraph" style:parent-style-name="Text_20_body">
      <style:text-properties style:text-position="0% 100%" officeooo:rsid="005c0199" officeooo:paragraph-rsid="005d8ac0"/>
    </style:style>
    <style:style style:name="P70" style:family="paragraph" style:parent-style-name="Text_20_body">
      <style:text-properties style:text-position="0% 100%" officeooo:rsid="00622d72" officeooo:paragraph-rsid="00622d72"/>
    </style:style>
    <style:style style:name="P71" style:family="paragraph" style:parent-style-name="Text_20_body">
      <style:text-properties officeooo:paragraph-rsid="00228063"/>
    </style:style>
    <style:style style:name="P72" style:family="paragraph" style:parent-style-name="Text_20_body">
      <style:text-properties officeooo:rsid="007493f4" officeooo:paragraph-rsid="007493f4"/>
    </style:style>
    <style:style style:name="P73" style:family="paragraph" style:parent-style-name="Text_20_body">
      <style:text-properties officeooo:rsid="007d050c" officeooo:paragraph-rsid="007d050c"/>
    </style:style>
    <style:style style:name="P74" style:family="paragraph" style:parent-style-name="Text_20_body">
      <style:text-properties officeooo:rsid="007fedf3" officeooo:paragraph-rsid="007fedf3"/>
    </style:style>
    <style:style style:name="P75" style:family="paragraph" style:parent-style-name="Text_20_body">
      <style:text-properties officeooo:rsid="0088aa2c" officeooo:paragraph-rsid="0088aa2c"/>
    </style:style>
    <style:style style:name="P76" style:family="paragraph" style:parent-style-name="Text_20_body">
      <style:paragraph-properties fo:text-align="center" style:justify-single-word="false"/>
      <style:text-properties officeooo:rsid="006dcc59" officeooo:paragraph-rsid="006dcc59"/>
    </style:style>
    <style:style style:name="P77" style:family="paragraph" style:parent-style-name="Text_20_body">
      <style:paragraph-properties fo:text-align="center" style:justify-single-word="false"/>
      <style:text-properties officeooo:rsid="006dcc59" officeooo:paragraph-rsid="00c4df9b"/>
    </style:style>
    <style:style style:name="P78" style:family="paragraph" style:parent-style-name="Text_20_body">
      <style:paragraph-properties fo:text-align="center" style:justify-single-word="false"/>
      <style:text-properties officeooo:rsid="0089e1b5" officeooo:paragraph-rsid="0089e1b5"/>
    </style:style>
    <style:style style:name="P79" style:family="paragraph" style:parent-style-name="Text_20_body">
      <style:text-properties officeooo:rsid="00921598" officeooo:paragraph-rsid="00921598"/>
    </style:style>
    <style:style style:name="P80" style:family="paragraph" style:parent-style-name="Text_20_body">
      <style:text-properties officeooo:rsid="00921598" officeooo:paragraph-rsid="0093fb52"/>
    </style:style>
    <style:style style:name="P81" style:family="paragraph" style:parent-style-name="Text_20_body">
      <style:text-properties officeooo:rsid="009400e7" officeooo:paragraph-rsid="009400e7"/>
    </style:style>
    <style:style style:name="P82" style:family="paragraph" style:parent-style-name="Text_20_body">
      <style:text-properties officeooo:rsid="009b8122" officeooo:paragraph-rsid="009b8122"/>
    </style:style>
    <style:style style:name="P83" style:family="paragraph" style:parent-style-name="Text_20_body">
      <style:text-properties officeooo:rsid="009eef66" officeooo:paragraph-rsid="009eef66"/>
    </style:style>
    <style:style style:name="P84" style:family="paragraph" style:parent-style-name="Text_20_body">
      <style:text-properties officeooo:rsid="009eef66" officeooo:paragraph-rsid="00afc435"/>
    </style:style>
    <style:style style:name="P85" style:family="paragraph" style:parent-style-name="Text_20_body">
      <style:text-properties officeooo:rsid="00446046" officeooo:paragraph-rsid="0046289a"/>
    </style:style>
    <style:style style:name="P86" style:family="paragraph" style:parent-style-name="Text_20_body">
      <style:text-properties officeooo:rsid="008bb3f3" officeooo:paragraph-rsid="009c9944"/>
    </style:style>
    <style:style style:name="P87" style:family="paragraph" style:parent-style-name="Text_20_body">
      <style:paragraph-properties fo:text-align="start" style:justify-single-word="false"/>
      <style:text-properties officeooo:rsid="00ad1fa0" officeooo:paragraph-rsid="00ad1fa0"/>
    </style:style>
    <style:style style:name="P88" style:family="paragraph" style:parent-style-name="Text_20_body">
      <style:text-properties officeooo:rsid="00ad3479" officeooo:paragraph-rsid="00ad3479"/>
    </style:style>
    <style:style style:name="P89" style:family="paragraph" style:parent-style-name="Text_20_body">
      <style:text-properties officeooo:rsid="00ae23b2" officeooo:paragraph-rsid="00ae23b2"/>
    </style:style>
    <style:style style:name="P90" style:family="paragraph" style:parent-style-name="Text_20_body">
      <style:text-properties officeooo:rsid="00afc435" officeooo:paragraph-rsid="00afc435"/>
    </style:style>
    <style:style style:name="P91" style:family="paragraph" style:parent-style-name="Text_20_body">
      <style:text-properties officeooo:rsid="00b10ea1" officeooo:paragraph-rsid="00b10ea1"/>
    </style:style>
    <style:style style:name="P92" style:family="paragraph" style:parent-style-name="Text_20_body">
      <style:text-properties officeooo:rsid="00b10ea1" officeooo:paragraph-rsid="00b74f5f"/>
    </style:style>
    <style:style style:name="P93" style:family="paragraph" style:parent-style-name="Text_20_body">
      <style:text-properties officeooo:rsid="00b8655f" officeooo:paragraph-rsid="00b8655f"/>
    </style:style>
    <style:style style:name="P94" style:family="paragraph" style:parent-style-name="Text_20_body">
      <style:text-properties officeooo:rsid="00badb44" officeooo:paragraph-rsid="00badb44"/>
    </style:style>
    <style:style style:name="P95" style:family="paragraph" style:parent-style-name="Text_20_body">
      <style:text-properties officeooo:rsid="00bbc1b1" officeooo:paragraph-rsid="00bbc1b1"/>
    </style:style>
    <style:style style:name="P96" style:family="paragraph" style:parent-style-name="Text_20_body">
      <style:text-properties officeooo:rsid="00bbc1b1" officeooo:paragraph-rsid="00d636df"/>
    </style:style>
    <style:style style:name="P97" style:family="paragraph" style:parent-style-name="Text_20_body">
      <style:text-properties officeooo:rsid="00960872" officeooo:paragraph-rsid="00960872"/>
    </style:style>
    <style:style style:name="P98" style:family="paragraph" style:parent-style-name="Text_20_body">
      <style:text-properties officeooo:rsid="00c9d231" officeooo:paragraph-rsid="00c9d231"/>
    </style:style>
    <style:style style:name="P99" style:family="paragraph" style:parent-style-name="Text_20_body">
      <style:text-properties officeooo:rsid="00cc2409" officeooo:paragraph-rsid="00cc2409"/>
    </style:style>
    <style:style style:name="P100" style:family="paragraph" style:parent-style-name="Text_20_body">
      <style:text-properties officeooo:rsid="00cfdd3b" officeooo:paragraph-rsid="00d0e294"/>
    </style:style>
    <style:style style:name="P101" style:family="paragraph" style:parent-style-name="Text_20_body">
      <style:text-properties officeooo:rsid="00d0e294" officeooo:paragraph-rsid="00d0e294"/>
    </style:style>
    <style:style style:name="P102" style:family="paragraph" style:parent-style-name="Text_20_body">
      <style:text-properties officeooo:rsid="00d1b427" officeooo:paragraph-rsid="00d1b427"/>
    </style:style>
    <style:style style:name="P103" style:family="paragraph" style:parent-style-name="Text_20_body">
      <style:text-properties officeooo:rsid="00d1b427" officeooo:paragraph-rsid="00d636df"/>
    </style:style>
    <style:style style:name="P104" style:family="paragraph" style:parent-style-name="Text_20_body">
      <style:text-properties officeooo:rsid="00d1b427" officeooo:paragraph-rsid="00fe2a54"/>
    </style:style>
    <style:style style:name="P105" style:family="paragraph" style:parent-style-name="Text_20_body">
      <style:text-properties officeooo:rsid="00d35cd5" officeooo:paragraph-rsid="00d35cd5"/>
    </style:style>
    <style:style style:name="P106" style:family="paragraph" style:parent-style-name="Text_20_body">
      <style:text-properties officeooo:rsid="00d3e46c" officeooo:paragraph-rsid="00d3e46c"/>
    </style:style>
    <style:style style:name="P107" style:family="paragraph" style:parent-style-name="Text_20_body">
      <style:text-properties officeooo:rsid="00b74f5f" officeooo:paragraph-rsid="00b74f5f"/>
    </style:style>
    <style:style style:name="P108" style:family="paragraph" style:parent-style-name="Text_20_body">
      <style:text-properties officeooo:rsid="00d143a6" officeooo:paragraph-rsid="00d143a6"/>
    </style:style>
    <style:style style:name="P109" style:family="paragraph" style:parent-style-name="Text_20_body">
      <style:text-properties officeooo:rsid="00ddaea9" officeooo:paragraph-rsid="00ddaea9"/>
    </style:style>
    <style:style style:name="P110" style:family="paragraph" style:parent-style-name="Text_20_body">
      <style:text-properties officeooo:rsid="00c00d40" officeooo:paragraph-rsid="00e5ba18"/>
    </style:style>
    <style:style style:name="P111" style:family="paragraph" style:parent-style-name="Text_20_body">
      <style:text-properties officeooo:rsid="00e4a015" officeooo:paragraph-rsid="00e620b0"/>
    </style:style>
    <style:style style:name="P112" style:family="paragraph" style:parent-style-name="Text_20_body">
      <style:text-properties officeooo:rsid="00e7ab7c" officeooo:paragraph-rsid="00e7ab7c"/>
    </style:style>
    <style:style style:name="P113" style:family="paragraph" style:parent-style-name="Text_20_body">
      <style:text-properties officeooo:rsid="00e93fc6" officeooo:paragraph-rsid="00e93fc6"/>
    </style:style>
    <style:style style:name="P114" style:family="paragraph" style:parent-style-name="Text_20_body">
      <style:paragraph-properties fo:text-align="center" style:justify-single-word="false"/>
      <style:text-properties style:text-underline-style="none" fo:font-weight="bold" style:font-weight-asian="bold" style:font-weight-complex="bold"/>
    </style:style>
    <style:style style:name="P115" style:family="paragraph" style:parent-style-name="Text_20_body">
      <style:paragraph-properties fo:text-align="start" style:justify-single-word="false"/>
      <style:text-properties officeooo:rsid="0068d39e" officeooo:paragraph-rsid="00ebd6bc"/>
    </style:style>
    <style:style style:name="P116" style:family="paragraph" style:parent-style-name="Text_20_body">
      <style:paragraph-properties fo:text-align="start" style:justify-single-word="false"/>
      <style:text-properties officeooo:paragraph-rsid="006a593a"/>
    </style:style>
    <style:style style:name="P117" style:family="paragraph" style:parent-style-name="Text_20_body">
      <style:paragraph-properties fo:text-align="start" style:justify-single-word="false"/>
      <style:text-properties officeooo:rsid="00ec5540" officeooo:paragraph-rsid="00ec5540"/>
    </style:style>
    <style:style style:name="P118" style:family="paragraph" style:parent-style-name="Text_20_body">
      <style:paragraph-properties fo:text-align="start" style:justify-single-word="false"/>
      <style:text-properties officeooo:rsid="00f38dd9" officeooo:paragraph-rsid="00f38dd9"/>
    </style:style>
    <style:style style:name="P119" style:family="paragraph" style:parent-style-name="Text_20_body">
      <style:text-properties officeooo:rsid="00f38dd9" officeooo:paragraph-rsid="00f38dd9"/>
    </style:style>
    <style:style style:name="P120" style:family="paragraph" style:parent-style-name="Text_20_body">
      <style:paragraph-properties fo:text-align="start" style:justify-single-word="false"/>
      <style:text-properties officeooo:rsid="00f42fdc" officeooo:paragraph-rsid="00f42fdc"/>
    </style:style>
    <style:style style:name="P121" style:family="paragraph" style:parent-style-name="Text_20_body">
      <style:paragraph-properties fo:text-align="start" style:justify-single-word="false"/>
      <style:text-properties officeooo:rsid="00238d55" officeooo:paragraph-rsid="0028be8b"/>
    </style:style>
    <style:style style:name="P122" style:family="paragraph" style:parent-style-name="Text_20_body">
      <style:text-properties officeooo:rsid="00fe2a54" officeooo:paragraph-rsid="00fe2a54"/>
    </style:style>
    <style:style style:name="P123" style:family="paragraph" style:parent-style-name="Text_20_body">
      <style:text-properties officeooo:rsid="00be3750" officeooo:paragraph-rsid="00d4f789"/>
    </style:style>
    <style:style style:name="P124" style:family="paragraph" style:parent-style-name="Text_20_body">
      <style:text-properties officeooo:rsid="00be3750" officeooo:paragraph-rsid="00fe2a54"/>
    </style:style>
    <style:style style:name="P125" style:family="paragraph" style:parent-style-name="Text_20_body">
      <style:text-properties officeooo:rsid="01017452" officeooo:paragraph-rsid="01017452"/>
    </style:style>
    <style:style style:name="P126" style:family="paragraph" style:parent-style-name="Text_20_body">
      <style:text-properties officeooo:rsid="01017452" officeooo:paragraph-rsid="010607ef"/>
    </style:style>
    <style:style style:name="P127" style:family="paragraph" style:parent-style-name="Text_20_body">
      <style:text-properties officeooo:rsid="0101adc7" officeooo:paragraph-rsid="0101adc7"/>
    </style:style>
    <style:style style:name="P128" style:family="paragraph" style:parent-style-name="Text_20_body">
      <style:text-properties officeooo:paragraph-rsid="0101adc7"/>
    </style:style>
    <style:style style:name="P129" style:family="paragraph" style:parent-style-name="Text_20_body">
      <style:text-properties officeooo:rsid="0102ca89" officeooo:paragraph-rsid="0102ca89"/>
    </style:style>
    <style:style style:name="P130" style:family="paragraph" style:parent-style-name="Text_20_body">
      <style:text-properties officeooo:paragraph-rsid="0102ca89"/>
    </style:style>
    <style:style style:name="P131" style:family="paragraph" style:parent-style-name="Text_20_body">
      <style:text-properties officeooo:rsid="01047606" officeooo:paragraph-rsid="01047606"/>
    </style:style>
    <style:style style:name="P132" style:family="paragraph" style:parent-style-name="Text_20_body">
      <style:text-properties officeooo:rsid="010607ef" officeooo:paragraph-rsid="010607ef"/>
    </style:style>
    <style:style style:name="P133" style:family="paragraph" style:parent-style-name="Standard">
      <style:text-properties fo:language="en" fo:country="US" officeooo:rsid="00125a88" officeooo:paragraph-rsid="0068d39e" style:font-size-asian="10.5pt"/>
    </style:style>
    <style:style style:name="P134" style:family="paragraph" style:parent-style-name="Code">
      <style:text-properties officeooo:paragraph-rsid="006058d2"/>
    </style:style>
    <style:style style:name="P135" style:family="paragraph" style:parent-style-name="Code">
      <style:text-properties officeooo:paragraph-rsid="00826079"/>
    </style:style>
    <style:style style:name="P136" style:family="paragraph" style:parent-style-name="Code">
      <style:text-properties officeooo:rsid="00826079" officeooo:paragraph-rsid="00826079"/>
    </style:style>
    <style:style style:name="P137" style:family="paragraph" style:parent-style-name="Code">
      <style:text-properties officeooo:rsid="0086e94a" officeooo:paragraph-rsid="0086e94a"/>
    </style:style>
    <style:style style:name="P138" style:family="paragraph" style:parent-style-name="Code">
      <style:text-properties officeooo:rsid="009c9944" officeooo:paragraph-rsid="009c9944"/>
    </style:style>
    <style:style style:name="P139" style:family="paragraph" style:parent-style-name="Code">
      <style:text-properties officeooo:paragraph-rsid="00a0b3f3"/>
    </style:style>
    <style:style style:name="P140" style:family="paragraph" style:parent-style-name="Code">
      <style:text-properties officeooo:paragraph-rsid="00a90ceb"/>
    </style:style>
    <style:style style:name="P141" style:family="paragraph" style:parent-style-name="Code">
      <style:text-properties officeooo:paragraph-rsid="00afc435"/>
    </style:style>
    <style:style style:name="P142" style:family="paragraph" style:parent-style-name="Code">
      <style:text-properties officeooo:paragraph-rsid="00b2d5e2"/>
    </style:style>
    <style:style style:name="P143" style:family="paragraph" style:parent-style-name="Code">
      <style:text-properties officeooo:rsid="00d0e294" officeooo:paragraph-rsid="00d0e294"/>
    </style:style>
    <style:style style:name="P144" style:family="paragraph" style:parent-style-name="Code">
      <style:text-properties officeooo:paragraph-rsid="00d0e294"/>
    </style:style>
    <style:style style:name="P145" style:family="paragraph" style:parent-style-name="Code">
      <style:text-properties officeooo:rsid="01017452" officeooo:paragraph-rsid="01017452"/>
    </style:style>
    <style:style style:name="P146" style:family="paragraph" style:parent-style-name="Code">
      <style:text-properties officeooo:rsid="010607ef" officeooo:paragraph-rsid="010607ef"/>
    </style:style>
    <style:style style:name="P147" style:family="paragraph" style:parent-style-name="Text_20_body">
      <style:paragraph-properties fo:break-before="page"/>
      <style:text-properties fo:language="en" fo:country="US"/>
    </style:style>
    <style:style style:name="P148"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149" style:family="paragraph" style:parent-style-name="Standard">
      <style:text-properties style:text-underline-style="none" fo:font-weight="bold" officeooo:paragraph-rsid="00125a88" style:font-weight-asian="bold" style:font-weight-complex="bold"/>
    </style:style>
    <style:style style:name="P150" style:family="paragraph" style:parent-style-name="Title" style:master-page-name="First_20_Page">
      <style:paragraph-properties style:page-number="auto"/>
      <style:text-properties fo:language="en" fo:country="US"/>
    </style:style>
    <style:style style:name="P151" style:family="paragraph" style:parent-style-name="Text_20_body" style:list-style-name="L1">
      <style:text-properties fo:language="en" fo:country="US" officeooo:rsid="001bc3e1" officeooo:paragraph-rsid="001bc3e1" style:font-size-asian="10.5pt"/>
    </style:style>
    <style:style style:name="P152" style:family="paragraph" style:parent-style-name="Text_20_body" style:list-style-name="L2">
      <style:text-properties fo:language="en" fo:country="US" officeooo:rsid="001d0970" officeooo:paragraph-rsid="001d0970" style:font-size-asian="10.5pt"/>
    </style:style>
    <style:style style:name="P153" style:family="paragraph" style:parent-style-name="Text_20_body" style:list-style-name="L3">
      <style:text-properties fo:language="en" fo:country="US" officeooo:rsid="001d0970" officeooo:paragraph-rsid="001d2445" style:font-size-asian="10.5pt"/>
    </style:style>
    <style:style style:name="P154" style:family="paragraph" style:parent-style-name="Text_20_body" style:list-style-name="L3">
      <style:text-properties fo:language="en" fo:country="US" officeooo:paragraph-rsid="001d2445" style:font-size-asian="10.5pt"/>
    </style:style>
    <style:style style:name="P155" style:family="paragraph" style:parent-style-name="Text_20_body" style:list-style-name="L4">
      <style:text-properties fo:language="en" fo:country="US" officeooo:rsid="001d2445" officeooo:paragraph-rsid="001d2445" style:font-size-asian="10.5pt"/>
    </style:style>
    <style:style style:name="P156" style:family="paragraph" style:parent-style-name="Text_20_body" style:list-style-name="L4">
      <style:text-properties fo:language="en" fo:country="US" officeooo:rsid="001f8981" officeooo:paragraph-rsid="001f8981" style:font-size-asian="10.5pt"/>
    </style:style>
    <style:style style:name="P157" style:family="paragraph" style:parent-style-name="Text_20_body" style:list-style-name="L6">
      <style:text-properties fo:language="en" fo:country="US" officeooo:rsid="001f8981" officeooo:paragraph-rsid="002229f4" style:font-size-asian="10.5pt"/>
    </style:style>
    <style:style style:name="P158" style:family="paragraph" style:parent-style-name="Text_20_body" style:list-style-name="L5">
      <style:text-properties fo:language="en" fo:country="US" officeooo:rsid="002229f4" officeooo:paragraph-rsid="002229f4" style:font-size-asian="10.5pt"/>
    </style:style>
    <style:style style:name="P159" style:family="paragraph" style:parent-style-name="Text_20_body" style:list-style-name="L5">
      <style:text-properties fo:language="en" fo:country="US" officeooo:rsid="00c7f08b" officeooo:paragraph-rsid="00c7f08b" style:font-size-asian="10.5pt"/>
    </style:style>
    <style:style style:name="P160" style:family="paragraph" style:parent-style-name="Text_20_body" style:list-style-name="L7">
      <style:text-properties fo:language="en" fo:country="US" officeooo:rsid="003deb92" officeooo:paragraph-rsid="003deb92" style:font-size-asian="10.5pt"/>
    </style:style>
    <style:style style:name="P161" style:family="paragraph" style:parent-style-name="Text_20_body" style:list-style-name="L7">
      <style:text-properties fo:language="en" fo:country="US" officeooo:rsid="0041f8ad" officeooo:paragraph-rsid="0041f8ad" style:font-size-asian="10.5pt"/>
    </style:style>
    <style:style style:name="P162" style:family="paragraph" style:parent-style-name="Text_20_body" style:list-style-name="L7">
      <style:text-properties fo:language="en" fo:country="US" officeooo:rsid="00b48cf1" officeooo:paragraph-rsid="00b48cf1" style:font-size-asian="10.5pt"/>
    </style:style>
    <style:style style:name="P163" style:family="paragraph" style:parent-style-name="Text_20_body" style:list-style-name="L7">
      <style:text-properties fo:language="en" fo:country="US" officeooo:rsid="00b6a883" officeooo:paragraph-rsid="00b6a883" style:font-size-asian="10.5pt"/>
    </style:style>
    <style:style style:name="P164" style:family="paragraph" style:parent-style-name="Text_20_body" style:list-style-name="L7">
      <style:text-properties fo:language="en" fo:country="US" officeooo:rsid="00968215" officeooo:paragraph-rsid="00968215" style:font-size-asian="10.5pt"/>
    </style:style>
    <style:style style:name="P165" style:family="paragraph" style:parent-style-name="Text_20_body" style:list-style-name="L7">
      <style:text-properties fo:language="en" fo:country="US" officeooo:rsid="010ad470" officeooo:paragraph-rsid="010ad470" style:font-size-asian="10.5pt"/>
    </style:style>
    <style:style style:name="P166" style:family="paragraph" style:parent-style-name="Text_20_body" style:list-style-name="L7">
      <style:text-properties fo:language="en" fo:country="US" officeooo:rsid="010ba2f4" officeooo:paragraph-rsid="010ba2f4" style:font-size-asian="10.5pt"/>
    </style:style>
    <style:style style:name="P167" style:family="paragraph" style:parent-style-name="Text_20_body" style:list-style-name="L8">
      <style:text-properties fo:language="en" fo:country="US" officeooo:rsid="0042f357" officeooo:paragraph-rsid="0042f357" style:font-size-asian="10.5pt"/>
    </style:style>
    <style:style style:name="P168" style:family="paragraph" style:parent-style-name="Text_20_body" style:list-style-name="L8">
      <style:text-properties fo:language="en" fo:country="US" officeooo:rsid="0042f357" officeooo:paragraph-rsid="009a642e" style:font-size-asian="10.5pt"/>
    </style:style>
    <style:style style:name="P169" style:family="paragraph" style:parent-style-name="Text_20_body" style:list-style-name="L8">
      <style:text-properties fo:language="en" fo:country="US" officeooo:rsid="009a642e" officeooo:paragraph-rsid="009a642e" style:font-size-asian="10.5pt"/>
    </style:style>
    <style:style style:name="P170" style:family="paragraph" style:parent-style-name="Text_20_body" style:list-style-name="L8">
      <style:text-properties fo:language="en" fo:country="US" officeooo:rsid="00a2916c" officeooo:paragraph-rsid="00a2916c" style:font-size-asian="10.5pt"/>
    </style:style>
    <style:style style:name="P171" style:family="paragraph" style:parent-style-name="Text_20_body" style:list-style-name="L2">
      <style:text-properties officeooo:rsid="001d0970" officeooo:paragraph-rsid="001d0970"/>
    </style:style>
    <style:style style:name="P172" style:family="paragraph" style:parent-style-name="Text_20_body" style:list-style-name="L4">
      <style:text-properties officeooo:rsid="001d2445" officeooo:paragraph-rsid="001d2445"/>
    </style:style>
    <style:style style:name="P173" style:family="paragraph" style:parent-style-name="Text_20_body" style:list-style-name="L6">
      <style:text-properties officeooo:paragraph-rsid="00228063"/>
    </style:style>
    <style:style style:name="P174" style:family="paragraph" style:parent-style-name="Text_20_body" style:list-style-name="L7">
      <style:text-properties officeooo:rsid="003deb92" officeooo:paragraph-rsid="003deb92"/>
    </style:style>
    <style:style style:name="P175" style:family="paragraph" style:parent-style-name="Text_20_body" style:list-style-name="L7">
      <style:text-properties officeooo:rsid="010ad470" officeooo:paragraph-rsid="010ad470"/>
    </style:style>
    <style:style style:name="P176" style:family="paragraph" style:parent-style-name="Text_20_body" style:list-style-name="L9">
      <style:text-properties officeooo:rsid="00e7ab7c" officeooo:paragraph-rsid="00e7ab7c"/>
    </style:style>
    <style:style style:name="P177" style:family="paragraph" style:parent-style-name="Text_20_body" style:list-style-name="L9">
      <style:text-properties officeooo:rsid="00e93fc6" officeooo:paragraph-rsid="00e93fc6"/>
    </style:style>
    <style:style style:name="P178" style:family="paragraph" style:parent-style-name="Text_20_body">
      <style:text-properties officeooo:rsid="01070f9a" officeooo:paragraph-rsid="01070f9a"/>
    </style:style>
    <style:style style:name="P179" style:family="paragraph" style:parent-style-name="Text_20_body">
      <style:text-properties officeooo:rsid="01105680" officeooo:paragraph-rsid="01105680"/>
    </style:style>
    <style:style style:name="P180" style:family="paragraph" style:parent-style-name="Text_20_body">
      <style:text-properties officeooo:rsid="01110887" officeooo:paragraph-rsid="01110887"/>
    </style:style>
    <style:style style:name="P181" style:family="paragraph" style:parent-style-name="Text_20_body">
      <style:text-properties officeooo:rsid="0111a143" officeooo:paragraph-rsid="0111a143"/>
    </style:style>
    <style:style style:name="P182" style:family="paragraph" style:parent-style-name="Text_20_body">
      <style:text-properties officeooo:rsid="0111a143" officeooo:paragraph-rsid="01122094"/>
    </style:style>
    <style:style style:name="P183" style:family="paragraph" style:parent-style-name="Text_20_body">
      <style:text-properties officeooo:rsid="01122094" officeooo:paragraph-rsid="01122094"/>
    </style:style>
    <style:style style:name="P184" style:family="paragraph" style:parent-style-name="Text_20_body">
      <style:text-properties officeooo:rsid="0113e164" officeooo:paragraph-rsid="0113e164"/>
    </style:style>
    <style:style style:name="P185" style:family="paragraph" style:parent-style-name="Text_20_body">
      <style:text-properties officeooo:rsid="01155e6f" officeooo:paragraph-rsid="01155e6f"/>
    </style:style>
    <style:style style:name="P186" style:family="paragraph" style:parent-style-name="Text_20_body">
      <style:text-properties officeooo:rsid="0076f6fb" officeooo:paragraph-rsid="0076f6fb"/>
    </style:style>
    <style:style style:name="P187" style:family="paragraph" style:parent-style-name="Text_20_body">
      <style:text-properties officeooo:rsid="0115e46b" officeooo:paragraph-rsid="0115e46b"/>
    </style:style>
    <style:style style:name="P188" style:family="paragraph" style:parent-style-name="Text_20_body" style:list-style-name="L10">
      <style:text-properties officeooo:rsid="0115e46b" officeooo:paragraph-rsid="0115e46b"/>
    </style:style>
    <style:style style:name="P189" style:family="paragraph" style:parent-style-name="Text_20_body" style:list-style-name="L10">
      <style:text-properties officeooo:rsid="0116ed1e" officeooo:paragraph-rsid="0116ed1e"/>
    </style:style>
    <style:style style:name="P190" style:family="paragraph" style:parent-style-name="Text_20_body">
      <style:text-properties officeooo:rsid="01191e5e" officeooo:paragraph-rsid="01191e5e"/>
    </style:style>
    <style:style style:name="P191" style:family="paragraph" style:parent-style-name="Text_20_body">
      <style:text-properties officeooo:rsid="011ca95b" officeooo:paragraph-rsid="011ca95b"/>
    </style:style>
    <style:style style:name="P192" style:family="paragraph" style:parent-style-name="Text_20_body">
      <style:text-properties officeooo:rsid="011d1737" officeooo:paragraph-rsid="011d1737"/>
    </style:style>
    <style:style style:name="P193" style:family="paragraph" style:parent-style-name="Text_20_body">
      <style:text-properties officeooo:rsid="011dc9ef" officeooo:paragraph-rsid="011dc9ef"/>
    </style:style>
    <style:style style:name="P194" style:family="paragraph" style:parent-style-name="Text_20_body">
      <style:text-properties officeooo:rsid="011dc9ef" officeooo:paragraph-rsid="01210b34"/>
    </style:style>
    <style:style style:name="P195" style:family="paragraph" style:parent-style-name="Text_20_body">
      <style:text-properties officeooo:rsid="01210b34" officeooo:paragraph-rsid="01210b34"/>
    </style:style>
    <style:style style:name="P196" style:family="paragraph" style:parent-style-name="Heading_20_2">
      <style:text-properties fo:language="en" fo:country="US"/>
    </style:style>
    <style:style style:name="P197" style:family="paragraph" style:parent-style-name="Heading_20_2">
      <style:text-properties fo:language="en" fo:country="US" officeooo:rsid="001760f2" officeooo:paragraph-rsid="001760f2"/>
    </style:style>
    <style:style style:name="P198" style:family="paragraph" style:parent-style-name="Heading_20_2">
      <style:text-properties fo:language="en" fo:country="US" style:font-size-asian="10.5pt"/>
    </style:style>
    <style:style style:name="P199" style:family="paragraph" style:parent-style-name="Heading_20_2">
      <style:text-properties fo:language="en" fo:country="US" officeooo:rsid="00125a88" style:font-size-asian="10.5pt"/>
    </style:style>
    <style:style style:name="P200" style:family="paragraph" style:parent-style-name="Heading_20_2">
      <style:text-properties fo:language="en" fo:country="US" officeooo:rsid="00125a88" officeooo:paragraph-rsid="00446046" style:font-size-asian="10.5pt"/>
    </style:style>
    <style:style style:name="P201" style:family="paragraph" style:parent-style-name="Heading_20_2">
      <style:text-properties officeooo:rsid="00f106d6" officeooo:paragraph-rsid="00f106d6"/>
    </style:style>
    <style:style style:name="P202" style:family="paragraph" style:parent-style-name="Heading_20_2">
      <style:text-properties officeooo:rsid="00e7ab7c"/>
    </style:style>
    <style:style style:name="P203" style:family="paragraph" style:parent-style-name="Heading_20_2">
      <style:paragraph-properties fo:break-before="page"/>
    </style:style>
    <style:style style:name="P204" style:family="paragraph" style:parent-style-name="Code">
      <style:text-properties officeooo:rsid="01122094" officeooo:paragraph-rsid="01122094"/>
    </style:style>
    <style:style style:name="P205" style:family="paragraph" style:parent-style-name="Code">
      <style:text-properties officeooo:paragraph-rsid="01233408"/>
    </style:style>
    <style:style style:name="P206" style:family="paragraph" style:parent-style-name="Code">
      <style:text-properties officeooo:paragraph-rsid="01239ad1"/>
    </style:style>
    <style:style style:name="P207" style:family="paragraph" style:parent-style-name="Code">
      <style:text-properties officeooo:rsid="01239ad1" officeooo:paragraph-rsid="01239ad1"/>
    </style:style>
    <style:style style:name="P208" style:family="paragraph" style:parent-style-name="Heading_20_1" style:list-style-name="">
      <style:paragraph-properties fo:text-align="center" style:justify-single-word="false"/>
    </style:style>
    <style:style style:name="P209" style:family="paragraph" style:parent-style-name="Heading_20_1">
      <style:paragraph-properties fo:text-align="center" style:justify-single-word="false" fo:break-before="page"/>
      <style:text-properties fo:language="en" fo:country="US" officeooo:rsid="0068d39e" officeooo:paragraph-rsid="0068d39e"/>
    </style:style>
    <style:style style:name="P210" style:family="paragraph" style:parent-style-name="Heading_20_1">
      <style:paragraph-properties fo:text-align="center" style:justify-single-word="false" fo:break-before="page"/>
      <style:text-properties fo:language="en" fo:country="US" officeooo:rsid="00ef3a41"/>
    </style:style>
    <style:style style:name="P211" style:family="paragraph" style:parent-style-name="Heading_20_1">
      <style:paragraph-properties fo:text-align="center" style:justify-single-word="false" fo:break-before="page"/>
      <style:text-properties fo:language="en" fo:country="US" officeooo:rsid="00ef3a41" style:font-size-asian="10.5pt"/>
    </style:style>
    <style:style style:name="P212" style:family="paragraph" style:parent-style-name="Heading_20_1">
      <style:paragraph-properties fo:text-align="center" style:justify-single-word="false" fo:break-before="page"/>
      <style:text-properties officeooo:rsid="00ef3a41"/>
    </style:style>
    <style:style style:name="P213" style:family="paragraph" style:parent-style-name="Heading_20_3">
      <style:text-properties fo:language="en" fo:country="US" officeooo:rsid="00125a88" style:font-size-asian="10.5pt"/>
    </style:style>
    <style:style style:name="P214" style:family="paragraph" style:parent-style-name="Heading_20_3">
      <style:text-properties officeooo:paragraph-rsid="00b74f5f"/>
    </style:style>
    <style:style style:name="P215" style:family="paragraph" style:parent-style-name="Heading_20_3">
      <style:text-properties officeooo:rsid="01155e6f" officeooo:paragraph-rsid="01155e6f"/>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6cm" style:type="right" style:leader-style="dotted" style:leader-text="."/>
        </style:tab-stops>
      </style:paragraph-properties>
    </style:style>
    <style:style style:name="P218" style:family="paragraph" style:parent-style-name="Contents_20_3">
      <style:paragraph-properties>
        <style:tab-stops>
          <style:tab-stop style:position="15.501cm" style:type="right" style:leader-style="dotted" style:leader-text="."/>
        </style:tab-stops>
      </style:paragraph-properties>
    </style:style>
    <style:style style:name="P219" style:family="paragraph" style:parent-style-name="Heading_20_4">
      <style:paragraph-properties fo:text-align="center" style:justify-single-word="false"/>
      <style:text-properties fo:language="en" fo:country="US"/>
    </style:style>
    <style:style style:name="P220" style:family="paragraph" style:parent-style-name="Heading_20_4">
      <style:paragraph-properties fo:text-align="center" style:justify-single-word="false"/>
    </style:style>
    <style:style style:name="P221" style:family="paragraph" style:parent-style-name="Heading_20_4">
      <style:paragraph-properties fo:text-align="center" style:justify-single-word="false"/>
      <style:text-properties officeooo:rsid="00d636df" officeooo:paragraph-rsid="00d636df"/>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06a593a"/>
    </style:style>
    <style:style style:name="T31" style:family="text">
      <style:text-properties fo:language="en" fo:country="US" officeooo:rsid="0070a5b0"/>
    </style:style>
    <style:style style:name="T32" style:family="text">
      <style:text-properties fo:language="en" fo:country="US" officeooo:rsid="00ebd6bc"/>
    </style:style>
    <style:style style:name="T33" style:family="text">
      <style:text-properties officeooo:rsid="001760f2"/>
    </style:style>
    <style:style style:name="T34" style:family="text">
      <style:text-properties officeooo:rsid="00189c9b"/>
    </style:style>
    <style:style style:name="T35" style:family="text">
      <style:text-properties officeooo:rsid="00196e60"/>
    </style:style>
    <style:style style:name="T36" style:family="text">
      <style:text-properties style:text-underline-style="solid" style:text-underline-width="auto" style:text-underline-color="font-color" fo:font-weight="normal" officeooo:rsid="00196e60" style:font-weight-asian="normal" style:font-weight-complex="normal"/>
    </style:style>
    <style:style style:name="T37" style:family="text">
      <style:text-properties style:text-underline-style="solid" style:text-underline-width="auto" style:text-underline-color="font-color" fo:font-weight="normal" officeooo:rsid="00189c9b" style:font-weight-asian="normal" style:font-weight-complex="normal"/>
    </style:style>
    <style:style style:name="T38" style:family="text">
      <style:text-properties style:text-underline-style="solid" style:text-underline-width="auto" style:text-underline-color="font-color" officeooo:rsid="00196e60"/>
    </style:style>
    <style:style style:name="T39" style:family="text">
      <style:text-properties style:text-underline-style="solid" style:text-underline-width="auto" style:text-underline-color="font-color" officeooo:rsid="00189c9b"/>
    </style:style>
    <style:style style:name="T40" style:family="text">
      <style:text-properties officeooo:rsid="002472de"/>
    </style:style>
    <style:style style:name="T41" style:family="text">
      <style:text-properties officeooo:rsid="0025b821"/>
    </style:style>
    <style:style style:name="T42" style:family="text">
      <style:text-properties officeooo:rsid="0026804f"/>
    </style:style>
    <style:style style:name="T43" style:family="text">
      <style:text-properties officeooo:rsid="002a6585"/>
    </style:style>
    <style:style style:name="T44" style:family="text">
      <style:text-properties officeooo:rsid="003344ef"/>
    </style:style>
    <style:style style:name="T45" style:family="text">
      <style:text-properties officeooo:rsid="003969cc"/>
    </style:style>
    <style:style style:name="T46" style:family="text">
      <style:text-properties officeooo:rsid="003bae86"/>
    </style:style>
    <style:style style:name="T47" style:family="text">
      <style:text-properties officeooo:rsid="0046289a"/>
    </style:style>
    <style:style style:name="T48" style:family="text">
      <style:text-properties officeooo:rsid="004aa0bd"/>
    </style:style>
    <style:style style:name="T49" style:family="text">
      <style:text-properties officeooo:rsid="004b8bcc"/>
    </style:style>
    <style:style style:name="T50" style:family="text">
      <style:text-properties officeooo:rsid="004c4f0f"/>
    </style:style>
    <style:style style:name="T51" style:family="text">
      <style:text-properties officeooo:rsid="004f1c97"/>
    </style:style>
    <style:style style:name="T52" style:family="text">
      <style:text-properties officeooo:rsid="005247c0"/>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5247c0" style:font-size-asian="10.5pt" style:language-asian="zxx" style:country-asian="none" style:language-complex="zxx" style:country-complex="none"/>
    </style:style>
    <style:style style:name="T55" style:family="text">
      <style:text-properties officeooo:rsid="005442d4"/>
    </style:style>
    <style:style style:name="T56" style:family="text">
      <style:text-properties officeooo:rsid="00579de9"/>
    </style:style>
    <style:style style:name="T57" style:family="text">
      <style:text-properties officeooo:rsid="005a8d62"/>
    </style:style>
    <style:style style:name="T58" style:family="text">
      <style:text-properties officeooo:rsid="005d8ac0"/>
    </style:style>
    <style:style style:name="T59" style:family="text">
      <style:text-properties officeooo:rsid="005e23f3"/>
    </style:style>
    <style:style style:name="T60" style:family="text">
      <style:text-properties officeooo:rsid="0061c191"/>
    </style:style>
    <style:style style:name="T61" style:family="text">
      <style:text-properties officeooo:rsid="0068d39e"/>
    </style:style>
    <style:style style:name="T62" style:family="text">
      <style:text-properties officeooo:rsid="006fd7af"/>
    </style:style>
    <style:style style:name="T63" style:family="text">
      <style:text-properties officeooo:rsid="0070a5b0"/>
    </style:style>
    <style:style style:name="T64" style:family="text">
      <style:text-properties officeooo:rsid="00722fec"/>
    </style:style>
    <style:style style:name="T65" style:family="text">
      <style:text-properties officeooo:rsid="007493f4"/>
    </style:style>
    <style:style style:name="T66" style:family="text">
      <style:text-properties officeooo:rsid="007fedf3"/>
    </style:style>
    <style:style style:name="T67" style:family="text">
      <style:text-properties officeooo:rsid="0080da0d"/>
    </style:style>
    <style:style style:name="T68" style:family="text">
      <style:text-properties officeooo:rsid="00826079"/>
    </style:style>
    <style:style style:name="T69" style:family="text">
      <style:text-properties officeooo:rsid="00845076"/>
    </style:style>
    <style:style style:name="T70" style:family="text">
      <style:text-properties officeooo:rsid="0086e94a"/>
    </style:style>
    <style:style style:name="T71" style:family="text">
      <style:text-properties officeooo:rsid="0089e1b5"/>
    </style:style>
    <style:style style:name="T72" style:family="text">
      <style:text-properties officeooo:rsid="00905da1"/>
    </style:style>
    <style:style style:name="T73" style:family="text">
      <style:text-properties officeooo:rsid="009248c6"/>
    </style:style>
    <style:style style:name="T74" style:family="text">
      <style:text-properties officeooo:rsid="0095911a"/>
    </style:style>
    <style:style style:name="T75" style:family="text">
      <style:text-properties officeooo:rsid="009a642e"/>
    </style:style>
    <style:style style:name="T76" style:family="text">
      <style:text-properties officeooo:rsid="009b8122"/>
    </style:style>
    <style:style style:name="T77" style:family="text">
      <style:text-properties officeooo:rsid="009badca"/>
    </style:style>
    <style:style style:name="T78" style:family="text">
      <style:text-properties officeooo:rsid="00a0b3f3"/>
    </style:style>
    <style:style style:name="T79" style:family="text">
      <style:text-properties officeooo:rsid="00a44e9f"/>
    </style:style>
    <style:style style:name="T80" style:family="text">
      <style:text-properties officeooo:rsid="00a50777"/>
    </style:style>
    <style:style style:name="T81" style:family="text">
      <style:text-properties officeooo:rsid="00a90ceb"/>
    </style:style>
    <style:style style:name="T82" style:family="text">
      <style:text-properties officeooo:rsid="00aae3fe"/>
    </style:style>
    <style:style style:name="T83" style:family="text">
      <style:text-properties officeooo:rsid="00ac2453"/>
    </style:style>
    <style:style style:name="T84" style:family="text">
      <style:text-properties officeooo:rsid="00ae23b2"/>
    </style:style>
    <style:style style:name="T85" style:family="text">
      <style:text-properties officeooo:rsid="00afc435"/>
    </style:style>
    <style:style style:name="T86" style:family="text">
      <style:text-properties fo:background-color="#ffff00" loext:char-shading-value="0"/>
    </style:style>
    <style:style style:name="T87" style:family="text">
      <style:text-properties officeooo:rsid="00b8655f" fo:background-color="#ffff00" loext:char-shading-value="0"/>
    </style:style>
    <style:style style:name="T88" style:family="text">
      <style:text-properties officeooo:rsid="01017452" fo:background-color="#ffff00" loext:char-shading-value="0"/>
    </style:style>
    <style:style style:name="T89" style:family="text">
      <style:text-properties officeooo:rsid="00b2d5e2"/>
    </style:style>
    <style:style style:name="T90" style:family="text">
      <style:text-properties officeooo:rsid="00b6a883"/>
    </style:style>
    <style:style style:name="T91" style:family="text">
      <style:text-properties officeooo:rsid="00b8655f"/>
    </style:style>
    <style:style style:name="T92" style:family="text">
      <style:text-properties officeooo:rsid="00b8fddb"/>
    </style:style>
    <style:style style:name="T93" style:family="text">
      <style:text-properties officeooo:rsid="00bbc1b1"/>
    </style:style>
    <style:style style:name="T94" style:family="text">
      <style:text-properties officeooo:rsid="00bcd536"/>
    </style:style>
    <style:style style:name="T95" style:family="text">
      <style:text-properties officeooo:rsid="00c28576"/>
    </style:style>
    <style:style style:name="T96" style:family="text">
      <style:text-properties officeooo:rsid="00c3b996"/>
    </style:style>
    <style:style style:name="T97" style:family="text">
      <style:text-properties officeooo:rsid="00c61197"/>
    </style:style>
    <style:style style:name="T98" style:family="text">
      <style:text-properties officeooo:rsid="00cc2409"/>
    </style:style>
    <style:style style:name="T99" style:family="text">
      <style:text-properties officeooo:rsid="00d0e294"/>
    </style:style>
    <style:style style:name="T100" style:family="text">
      <style:text-properties officeooo:rsid="00d143a6"/>
    </style:style>
    <style:style style:name="T101" style:family="text">
      <style:text-properties officeooo:rsid="00d35cd5"/>
    </style:style>
    <style:style style:name="T102" style:family="text">
      <style:text-properties officeooo:rsid="00d636df"/>
    </style:style>
    <style:style style:name="T103" style:family="text">
      <style:text-properties officeooo:rsid="00d77320"/>
    </style:style>
    <style:style style:name="T104" style:family="text">
      <style:text-properties officeooo:rsid="00da7287"/>
    </style:style>
    <style:style style:name="T105" style:family="text">
      <style:text-properties officeooo:rsid="00df7ea3"/>
    </style:style>
    <style:style style:name="T106" style:family="text">
      <style:text-properties officeooo:rsid="00e340f0"/>
    </style:style>
    <style:style style:name="T107" style:family="text">
      <style:text-properties officeooo:rsid="00e5ba18"/>
    </style:style>
    <style:style style:name="T108" style:family="text">
      <style:text-properties officeooo:rsid="00e93fc6"/>
    </style:style>
    <style:style style:name="T109" style:family="text">
      <style:text-properties officeooo:rsid="00ea3ce0"/>
    </style:style>
    <style:style style:name="T110" style:family="text">
      <style:text-properties officeooo:rsid="00ebd6bc"/>
    </style:style>
    <style:style style:name="T111" style:family="text">
      <style:text-properties officeooo:rsid="00ffabc4"/>
    </style:style>
    <style:style style:name="T112" style:family="text">
      <style:text-properties officeooo:rsid="0101adc7"/>
    </style:style>
    <style:style style:name="T113" style:family="text">
      <style:text-properties officeooo:rsid="0102ca89"/>
    </style:style>
    <style:style style:name="T114" style:family="text">
      <style:text-properties fo:color="#000000"/>
    </style:style>
    <style:style style:name="T115" style:family="text">
      <style:text-properties fo:color="#000000" officeooo:rsid="0102ca89"/>
    </style:style>
    <style:style style:name="T116" style:family="text">
      <style:text-properties officeooo:rsid="01047606"/>
    </style:style>
    <style:style style:name="T117" style:family="text">
      <style:text-properties officeooo:rsid="0105cf1c"/>
    </style:style>
    <style:style style:name="T118" style:family="text">
      <style:text-properties officeooo:rsid="010607ef"/>
    </style:style>
    <style:style style:name="T119" style:family="text">
      <style:text-properties fo:background-color="transparent" loext:char-shading-value="0"/>
    </style:style>
    <style:style style:name="T120" style:family="text">
      <style:text-properties officeooo:rsid="010ba2f4"/>
    </style:style>
    <style:style style:name="T121" style:family="text">
      <style:text-properties officeooo:rsid="010d906a"/>
    </style:style>
    <style:style style:name="T122" style:family="text">
      <style:text-properties officeooo:rsid="01105680"/>
    </style:style>
    <style:style style:name="T123" style:family="text">
      <style:text-properties officeooo:rsid="0111a143"/>
    </style:style>
    <style:style style:name="T124" style:family="text">
      <style:text-properties officeooo:rsid="01122094"/>
    </style:style>
    <style:style style:name="T125" style:family="text">
      <style:text-properties officeooo:rsid="0118990a"/>
    </style:style>
    <style:style style:name="T126" style:family="text">
      <style:text-properties officeooo:rsid="011a4a41"/>
    </style:style>
    <style:style style:name="T127" style:family="text">
      <style:text-properties officeooo:rsid="0121ecd6"/>
    </style:style>
    <style:style style:name="T128" style:family="text">
      <style:text-properties officeooo:rsid="01233408"/>
    </style:style>
    <style:style style:name="T129" style:family="text">
      <style:text-properties officeooo:rsid="01239ad1"/>
    </style:style>
    <style:style style:name="T130" style:family="text">
      <style:text-properties officeooo:rsid="01254701"/>
    </style:style>
    <style:style style:name="T131" style:family="text">
      <style:text-properties officeooo:rsid="0126e3d3"/>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Panda3D Tutorial</text:p>
      <text:p text:style-name="P147"/>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216"><text:a xlink:type="simple" xlink:href="#__RefHeading__1187_31859255" text:style-name="Index_20_Link" text:visited-style-name="Index_20_Link">Introduction<text:tab/>4</text:a></text:p>
          <text:p text:style-name="P216"><text:a xlink:type="simple" xlink:href="#__RefHeading__560_1742601547" text:style-name="Index_20_Link" text:visited-style-name="Index_20_Link">Chapter 1: Imagine<text:tab/>5</text:a></text:p>
          <text:p text:style-name="P217"><text:a xlink:type="simple" xlink:href="#__RefHeading__562_1742601547" text:style-name="Index_20_Link" text:visited-style-name="Index_20_Link">Finding ideas<text:tab/>5</text:a></text:p>
          <text:p text:style-name="P217"><text:a xlink:type="simple" xlink:href="#__RefHeading__564_1742601547" text:style-name="Index_20_Link" text:visited-style-name="Index_20_Link">The basic idea<text:tab/>5</text:a></text:p>
          <text:p text:style-name="P217"><text:a xlink:type="simple" xlink:href="#__RefHeading__566_1742601547" text:style-name="Index_20_Link" text:visited-style-name="Index_20_Link">Fine-tuning the idea<text:tab/>6</text:a></text:p>
          <text:p text:style-name="P217"><text:a xlink:type="simple" xlink:href="#__RefHeading__568_1742601547" text:style-name="Index_20_Link" text:visited-style-name="Index_20_Link">Splitting up the idea<text:tab/>7</text:a></text:p>
          <text:p text:style-name="P218"><text:a xlink:type="simple" xlink:href="#__RefHeading__2171_454480273" text:style-name="Index_20_Link" text:visited-style-name="Index_20_Link">Prototyping<text:tab/>9</text:a></text:p>
          <text:p text:style-name="P216"><text:a xlink:type="simple" xlink:href="#__RefHeading__570_1742601547" text:style-name="Index_20_Link" text:visited-style-name="Index_20_Link">Chapter 2: Prepare<text:tab/>10</text:a></text:p>
          <text:p text:style-name="P217"><text:a xlink:type="simple" xlink:href="#__RefHeading__2461_419954178" text:style-name="Index_20_Link" text:visited-style-name="Index_20_Link">What will be used<text:tab/>10</text:a></text:p>
          <text:p text:style-name="P217"><text:a xlink:type="simple" xlink:href="#__RefHeading__2463_419954178" text:style-name="Index_20_Link" text:visited-style-name="Index_20_Link">The Game Engine<text:tab/>10</text:a></text:p>
          <text:p text:style-name="P217"><text:a xlink:type="simple" xlink:href="#__RefHeading__2465_419954178" text:style-name="Index_20_Link" text:visited-style-name="Index_20_Link">The graphics pipeline<text:tab/>11</text:a></text:p>
          <text:p text:style-name="P217"><text:a xlink:type="simple" xlink:href="#__RefHeading__2467_419954178" text:style-name="Index_20_Link" text:visited-style-name="Index_20_Link">For the release<text:tab/>11</text:a></text:p>
          <text:p text:style-name="P216"><text:a xlink:type="simple" xlink:href="#__RefHeading__572_1742601547" text:style-name="Index_20_Link" text:visited-style-name="Index_20_Link">Chapter 3: Develop<text:tab/>12</text:a></text:p>
          <text:p text:style-name="P217"><text:a xlink:type="simple" xlink:href="#__RefHeading__574_1742601547" text:style-name="Index_20_Link" text:visited-style-name="Index_20_Link">Preparing the structures<text:tab/>12</text:a></text:p>
          <text:p text:style-name="P217"><text:a xlink:type="simple" xlink:href="#__RefHeading__576_1742601547" text:style-name="Index_20_Link" text:visited-style-name="Index_20_Link">Creating a simple P3D application<text:tab/>13</text:a></text:p>
          <text:p text:style-name="P217"><text:a xlink:type="simple" xlink:href="#__RefHeading__801_1998868699" text:style-name="Index_20_Link" text:visited-style-name="Index_20_Link">Make a character<text:tab/>14</text:a></text:p>
          <text:p text:style-name="P218"><text:a xlink:type="simple" xlink:href="#__RefHeading__803_1998868699" text:style-name="Index_20_Link" text:visited-style-name="Index_20_Link">Creating characters<text:tab/>14</text:a></text:p>
          <text:p text:style-name="P218"><text:a xlink:type="simple" xlink:href="#__RefHeading__805_1998868699" text:style-name="Index_20_Link" text:visited-style-name="Index_20_Link">Bring the characters into the game<text:tab/>16</text:a></text:p>
          <text:p text:style-name="P218"><text:a xlink:type="simple" xlink:href="#__RefHeading__1270_93487272" text:style-name="Index_20_Link" text:visited-style-name="Index_20_Link">Add two player gameplay<text:tab/>25</text:a></text:p>
          <text:p text:style-name="P218"><text:a xlink:type="simple" xlink:href="#__RefHeading__1272_93487272" text:style-name="Index_20_Link" text:visited-style-name="Index_20_Link">Camera control<text:tab/>30</text:a></text:p>
          <text:p text:style-name="P217"><text:a xlink:type="simple" xlink:href="#__RefHeading__818_386173091" text:style-name="Index_20_Link" text:visited-style-name="Index_20_Link">Creating the Environment<text:tab/>33</text:a></text:p>
          <text:p text:style-name="P218"><text:a xlink:type="simple" xlink:href="#__RefHeading__820_386173091" text:style-name="Index_20_Link" text:visited-style-name="Index_20_Link">Creating the environment<text:tab/>33</text:a></text:p>
          <text:p text:style-name="P218"><text:a xlink:type="simple" xlink:href="#__RefHeading__822_386173091" text:style-name="Index_20_Link" text:visited-style-name="Index_20_Link">Loading the environment into the game<text:tab/>34</text:a></text:p>
          <text:p text:style-name="P217"><text:a xlink:type="simple" xlink:href="#__RefHeading__824_386173091" text:style-name="Index_20_Link" text:visited-style-name="Index_20_Link">Building the GUI<text:tab/>34</text:a></text:p>
          <text:p text:style-name="P218"><text:a xlink:type="simple" xlink:href="#__RefHeading__826_386173091" text:style-name="Index_20_Link" text:visited-style-name="Index_20_Link">Adding a simple main menu<text:tab/>34</text:a></text:p>
          <text:p text:style-name="P218"><text:a xlink:type="simple" xlink:href="#__RefHeading__828_386173091" text:style-name="Index_20_Link" text:visited-style-name="Index_20_Link">Character selection<text:tab/>34</text:a></text:p>
          <text:p text:style-name="P218"><text:a xlink:type="simple" xlink:href="#__RefHeading__830_386173091" text:style-name="Index_20_Link" text:visited-style-name="Index_20_Link">Level selection<text:tab/>34</text:a></text:p>
          <text:p text:style-name="P217"><text:a xlink:type="simple" xlink:href="#__RefHeading__832_386173091" text:style-name="Index_20_Link" text:visited-style-name="Index_20_Link">Graphic Enhancement<text:tab/>34</text:a></text:p>
          <text:p text:style-name="P218"><text:a xlink:type="simple" xlink:href="#__RefHeading__834_386173091" text:style-name="Index_20_Link" text:visited-style-name="Index_20_Link">Particles<text:tab/>34</text:a></text:p>
          <text:p text:style-name="P218"><text:a xlink:type="simple" xlink:href="#__RefHeading__836_386173091" text:style-name="Index_20_Link" text:visited-style-name="Index_20_Link">P3D Shader system<text:tab/>34</text:a></text:p>
          <text:p text:style-name="P217"><text:a xlink:type="simple" xlink:href="#__RefHeading__838_386173091" text:style-name="Index_20_Link" text:visited-style-name="Index_20_Link">Debugging and Testing<text:tab/>34</text:a></text:p>
          <text:p text:style-name="P218"><text:a xlink:type="simple" xlink:href="#__RefHeading__840_386173091" text:style-name="Index_20_Link" text:visited-style-name="Index_20_Link">Direct Tools for debugging and performance tuning<text:tab/>34</text:a></text:p>
          <text:p text:style-name="P216"><text:a xlink:type="simple" xlink:href="#__RefHeading__842_386173091" text:style-name="Index_20_Link" text:visited-style-name="Index_20_Link">Chapter 4: Release<text:tab/>35</text:a></text:p>
          <text:p text:style-name="P217"><text:a xlink:type="simple" xlink:href="#__RefHeading__844_386173091" text:style-name="Index_20_Link" text:visited-style-name="Index_20_Link">Manual and game release content<text:tab/>35</text:a></text:p>
          <text:p text:style-name="P217"><text:a xlink:type="simple" xlink:href="#__RefHeading__846_386173091" text:style-name="Index_20_Link" text:visited-style-name="Index_20_Link">Pack the game as executable and installer<text:tab/>35</text:a></text:p>
          <text:p text:style-name="P217"><text:a xlink:type="simple" xlink:href="#__RefHeading__1839_1598449860" text:style-name="Index_20_Link" text:visited-style-name="Index_20_Link">Advertise your game<text:tab/>35</text:a></text:p>
          <text:p text:style-name="P217"><text:a xlink:type="simple" xlink:href="#__RefHeading__1841_1598449860" text:style-name="Index_20_Link" text:visited-style-name="Index_20_Link">Share your game<text:tab/>35</text:a></text:p>
          <text:p text:style-name="P217"><text:a xlink:type="simple" xlink:href="#__RefHeading__1843_1598449860" text:style-name="Index_20_Link" text:visited-style-name="Index_20_Link">Making Money<text:tab/>35</text:a></text:p>
        </text:index-body>
      </text:table-of-content>
      <text:p text:style-name="P149"/>
      <text:p text:style-name="P148"/>
      <text:p text:style-name="P114"/>
      <text:p text:style-name="P114"/>
      <text:p text:style-name="P114"/>
      <text:p text:style-name="P114">Copyright</text:p>
      <text:p text:style-name="P114"/>
      <text:p text:style-name="P77">This document <text:span text:style-name="T71">and the assets of this Tutorial</text:span> <text:span text:style-name="T97">are</text:span> copyright<text:span text:style-name="T62">ed</text:span> by Fireclaw the Fox and is licensed under the Creative Commons BY-SA. <text:span text:style-name="T96">See </text:span><text:a xlink:type="simple" xlink:href="https://creativecommons.org/licenses/by-sa/4.0/"><text:span text:style-name="T96">https://creativecommons.org/licenses/by-sa/4.0/</text:span></text:a><text:span text:style-name="T96"> for the full license text and a quick overview.</text:span></text:p>
      <text:p text:style-name="P76"><draw:frame draw:style-name="fr1" draw:name="Bild1" text:anchor-type="as-char" svg:width="3.39cm" svg:height="1.071cm" draw:z-index="0"><draw:image xlink:href="Pictures/1000404E00000D3B000004A15D83E7C7.svg" xlink:type="simple" xlink:show="embed" xlink:actuate="onLoad"/></draw:frame></text:p>
      <text:p text:style-name="P76"/>
      <text:p text:style-name="P78">The source code files are <text:span text:style-name="T109">copyrighted by Fireclaw the Fox and</text:span> as stated in the sources themselves licensed under the 2-clause BSD license. <text:span text:style-name="T95">See License.txt for the full license text.</text:span></text:p>
      <text:h text:style-name="P209" text:outline-level="1"><text:bookmark-start text:name="__RefHeading__1187_31859255"/>Introduction<text:bookmark-end text:name="__RefHeading__1187_31859255"/></text:h>
      <text:p text:style-name="P133"><text:span text:style-name="T61">This Tutorial will lead you through every part of the</text:span> game creation <text:span text:style-name="T110">process</text:span>. <text:span text:style-name="T110">It will teach you how you can </text:span>creation a game from starting with a <text:span text:style-name="T110">simple</text:span> idea <text:span text:style-name="T110">over writing the code and create content</text:span> till packing up everything <text:span text:style-name="T110">in an executable</text:span> <text:span text:style-name="T110">and finally release it to the public</text:span>.</text:p>
      <text:p text:style-name="P133"/>
      <text:p text:style-name="P115"><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2">even tho</text:span><text:span text:style-name="T1"> </text:span><text:span text:style-name="T32">i</text:span><text:span text:style-name="T2">t will also use code snippets from the panda3d code collection repository found on Launchpad.net.</text:span><text:span text:style-name="T1"> </text:span><text:span text:style-name="T30">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2">as well as our own more artwork specific tutorials attendant to it.</text:span></text:p>
      <text:p text:style-name="P116"><text:span text:style-name="T30">This Tutorial also comes with all assets which are mentioned within it, so even if you don't have artistic or writing skills, you will be able to do everything from this tutorial. </text:span><text:span text:style-name="T31">Same goes for the other direction, you can use the sample codes from this tutorial and replace the assets with your own and use the hints, tips and tricks mentioned here to make your assets ready to be used with Panda3D.</text:span></text:p>
      <text:p text:style-name="P117"><text:span text:style-name="T31">N</text:span><text:span text:style-name="T1">otes for Artists, if you are an artist, you can still use this tutorial. You can replace all the assets that come with this tutorial and simply use the application with your own graphics, sounds and whatnot. This tutorial will describe where to put your assets and also what they should contain. You can also follow the assets specific tutorials which will come at a later time.</text:span></text:p>
      <text:h text:style-name="P210"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h text:style-name="P196" text:outline-level="2"><text:bookmark-start text:name="__RefHeading__562_1742601547"/>Finding <text:span text:style-name="T46">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197" text:outline-level="2"><text:bookmark-start text:name="__RefHeading__564_1742601547"/>The basic idea<text:bookmark-end text:name="__RefHeading__564_1742601547"/></text:h>
      <text:p text:style-name="P3"><text:span text:style-name="T33">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34">two player</text:span> Fantasy beat em up <text:span text:style-name="T34">taking place </text:span>in <text:span text:style-name="T34">a world styled like the old japan with creatures fighting for the big price”</text:span></text:p>
      <text:p text:style-name="P6">So, let's take this <text:span text:style-name="T63">little text</text:span> apart and see what's in it <text:span text:style-name="T63">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36">1. </text:span><text:span text:style-name="T37">The game will be a two player game.</text:span><text:span text:style-name="T34"><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38">2. </text:span><text:span text:style-name="T39">It'll be fantasy themed</text:span><text:span text:style-name="T34"><text:line-break/>This tells us, we can put just anything in it that we like and don't need to be precise to real world things like gravity and the general world appearance</text:span></text:p>
      <text:p text:style-name="P12"><text:soft-page-break/><text:span text:style-name="T38">3. </text:span><text:span text:style-name="T39">Its genre will be a beat em up</text:span><text:span text:style-name="T34"><text:line-break/>Knowing the genre, we can check other games that fall in this genre and see how things are handled and get some inspiration by those.</text:span></text:p>
      <text:p text:style-name="P6">The next part is</text:p>
      <text:p text:style-name="P5"><text:span text:style-name="T34">“taking place </text:span>in <text:span text:style-name="T34">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35">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199" text:outline-level="2"><text:bookmark-start text:name="__RefHeading__566_1742601547"/>Fine-tuning the idea<text:bookmark-end text:name="__RefHeading__566_1742601547"/></text:h>
      <text:p text:style-name="P37"><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8"><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04">For a little bit more detailed description of what you have to do at each style and how to use this method, take a look at this wikipedia article </text:span><text:a xlink:type="simple" xlink:href="https://en.wikipedia.org/wiki/Disney_method"><text:span text:style-name="T104">https://en.wikipedia.org/wiki/Disney_method</text:span></text:a><text:span text:style-name="T104">.</text:span></text:p>
      <text:p text:style-name="P14"><text:soft-page-break/>For this tutorial we have the following enhancements and reductions for our ideas to be able to get the tutorial done within about a week.</text:p>
      <text:list xml:id="list5753719781788130981" text:style-name="L1">
        <text:list-item>
          <text:p text:style-name="P151">It should be a really simple game, only very few playable characters (2-3 chars should do)</text:p>
        </text:list-item>
        <text:list-item>
          <text:p text:style-name="P151">As well as the characters, there are also only one to two areas to play in</text:p>
        </text:list-item>
        <text:list-item>
          <text:p text:style-name="P151">We won't have networking and AI in the game</text:p>
        </text:list-item>
        <text:list-item>
          <text:p text:style-name="P151">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198" text:outline-level="2"><text:bookmark-start text:name="__RefHeading__568_1742601547"/>Splitting up the idea<text:bookmark-end text:name="__RefHeading__568_1742601547"/></text:h>
      <text:p text:style-name="P39"><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4">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4">Day 2:</text:p>
      <text:p text:style-name="P15">Starting on the character development (models and basic player setup)</text:p>
      <text:p text:style-name="P15">Here we can split up to the following steps:</text:p>
      <text:list xml:id="list8721280383348922039" text:style-name="L2">
        <text:list-item>
          <text:list>
            <text:list-item>
              <text:p text:style-name="P152">Creating the player models</text:p>
            </text:list-item>
            <text:list-item>
              <text:p text:style-name="P171"><text:span text:style-name="T6">L</text:span><text:span text:style-name="T2">oading the player models into the game</text:span></text:p>
            </text:list-item>
            <text:list-item>
              <text:p text:style-name="P152">Developing the character functionality for one player</text:p>
            </text:list-item>
          </text:list>
        </text:list-item>
      </text:list>
      <text:p text:style-name="P34">Day 3:</text:p>
      <text:p text:style-name="P40">Adding further character functionality and environment</text:p>
      <text:p text:style-name="P40">This part can be split up as follow:</text:p>
      <text:list xml:id="list948878811101137503" text:style-name="L3">
        <text:list-item>
          <text:p text:style-name="P154">Adding a second player</text:p>
        </text:list-item>
        <text:list-item>
          <text:p text:style-name="P154"><text:soft-page-break/>basic environment</text:p>
        </text:list-item>
        <text:list-item>
          <text:p text:style-name="P153">Implement camera positioning with distance checks to both characters </text:p>
        </text:list-item>
      </text:list>
      <text:p text:style-name="P35">Day 4:</text:p>
      <text:p text:style-name="P16">Adding menus basic options and other GUI elements for the game</text:p>
      <text:p text:style-name="P16">Here we have the following parts:</text:p>
      <text:list xml:id="list5189751505235673052" text:style-name="L4">
        <text:list-item>
          <text:p text:style-name="P172">Building the main menu using P3Ds internal gui system</text:p>
        </text:list-item>
        <text:list-item>
          <text:p text:style-name="P155">Implementing K.O. handling</text:p>
        </text:list-item>
        <text:list-item>
          <text:p text:style-name="P155">Adding the options menu with simple changeable options</text:p>
        </text:list-item>
        <text:list-item>
          <text:p text:style-name="P156">Add a player and level selection screen </text:p>
        </text:list-item>
      </text:list>
      <text:p text:style-name="P36">Day 5:</text:p>
      <text:p text:style-name="P17">graphic enhancements</text:p>
      <text:list xml:id="list5703825399457916166" text:style-name="L5">
        <text:list-item>
          <text:p text:style-name="P158">Adding particles</text:p>
        </text:list-item>
        <text:list-item>
          <text:p text:style-name="P158">Enabling shaders and adding some appropriate ones</text:p>
        </text:list-item>
        <text:list-item>
          <text:p text:style-name="P159">Adding some audio</text:p>
        </text:list-item>
      </text:list>
      <text:p text:style-name="P36">Day 6:</text:p>
      <text:p text:style-name="P17">Debugging and performance enhancements</text:p>
      <text:p text:style-name="P36">Day 7</text:p>
      <text:p text:style-name="P17">Releasing the game</text:p>
      <text:p text:style-name="P18">The last day can be split in this parts:</text:p>
      <text:list xml:id="list7990800273663801868" text:style-name="L6">
        <text:list-item>
          <text:p text:style-name="P157">Writing a manual</text:p>
        </text:list-item>
        <text:list-item>
          <text:p text:style-name="P173"><text:span text:style-name="T8">packing </text:span><text:span text:style-name="T9">everything</text:span><text:span text:style-name="T8"> up in an executable</text:span></text:p>
        </text:list-item>
      </text:list>
      <text:p text:style-name="P71"/>
      <text:p text:style-name="P186"><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text:span><text:soft-page-break/><text:span text:style-name="T28">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215" text:outline-level="3"><text:bookmark-start text:name="__RefHeading__2171_454480273"/>Prototyping<text:bookmark-end text:name="__RefHeading__2171_454480273"/></text:h>
      <text:p text:style-name="P185"><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h text:style-name="P212" text:outline-level="1"><text:bookmark-start text:name="__RefHeading__570_1742601547"/>Chapter 2: Prepare<text:bookmark-end text:name="__RefHeading__570_1742601547"/></text:h>
      <text:p text:style-name="P121">Now that we have the idea and general planing for our game set, we need to prepare our workspace to be ready to start the development.</text:p>
      <text:h text:style-name="P201" text:outline-level="2"><text:bookmark-start text:name="__RefHeading__2461_419954178"/>What will be used<text:bookmark-end text:name="__RefHeading__2461_419954178"/></text:h>
      <text:p text:style-name="P41">We will use Panda3D with python to write our game and blender as our 3D modeling application. Aside of that you should get some image editing software like the gimp or krita to create textures and a text editor or IDE like emacs, geany <text:span text:style-name="T40">or</text:span> <text:span text:style-name="T40">eric</text:span> to edit your python <text:span text:style-name="T41">source code. At the end we will use a vector graphic application like inkscape for icon creation and a desktop publishing application like scribus for the writing of the games manual.</text:span></text:p>
      <text:p text:style-name="P47">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7">panda3d - <text:a xlink:type="simple" xlink:href="http://www.panda3d.org/">http://www.panda3d.org/</text:a></text:p>
      <text:p text:style-name="P47">blender - <text:a xlink:type="simple" xlink:href="http://www.blender.org/"><text:span text:style-name="T41">http://www.blender.org/</text:span></text:a><text:span text:style-name="T41"> with yabee plugin - <text:s/></text:span><text:a xlink:type="simple" xlink:href="https://github.com/09th/YABEE"><text:span text:style-name="T41">https://github.com/09th/YABEE</text:span></text:a></text:p>
      <text:p text:style-name="P47">gimp - <text:a xlink:type="simple" xlink:href="http://www.gimp.org/">http://www.gimp.org/</text:a></text:p>
      <text:p text:style-name="P47">inkscape - <text:a xlink:type="simple" xlink:href="https://inkscape.org/"><text:span text:style-name="T43">https://inkscape.org/</text:span></text:a></text:p>
      <text:p text:style-name="P48">scribus - <text:a xlink:type="simple" xlink:href="http://www.scribus.net/">http://www.scribus.net/</text:a></text:p>
      <text:p text:style-name="P45">Due to Panda3D being usable with python it doesn't really matter which operating system you'll be using as long as you can get all the necessary things for compiling the engine if there isn't already a precompiled package available.</text:p>
      <text:h text:style-name="Heading_20_2" text:outline-level="2"><text:bookmark-start text:name="__RefHeading__2463_419954178"/>The Game Engine<text:bookmark-end text:name="__RefHeading__2463_419954178"/></text:h>
      <text:p text:style-name="P42">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2">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120">Even as an artist you should have the sdk installed as it comes with a few tools that will help you check your models if they look good if loaded from the engine as well as some enhancement tools to prepare your models for the game.</text:p>
      <text:p text:style-name="P120">You should also get the runtime of the engine, which will install the necessary things to run packed executables (namely .p3d files) created by the engine. The “runtime” will also be installed on all <text:soft-page-break/>client machines that will run your game. You can simply get and install the runtime from here <text:a xlink:type="simple" xlink:href="http://www.panda3d.org/get/">www.panda3d.org/get/</text:a></text:p>
      <text:h text:style-name="Heading_20_2" text:outline-level="2"><text:bookmark-start text:name="__RefHeading__2465_419954178"/>The graphics pipeline<text:bookmark-end text:name="__RefHeading__2465_419954178"/></text:h>
      <text:p text:style-name="P43">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2">and information</text:span> of this plugin from here: <text:a xlink:type="simple" xlink:href="https://github.com/09th/YABEE"><text:span text:style-name="T42">https://github.com/09th/YABEE</text:span></text:a><text:span text:style-name="T42"> To install the plugin, just follow the simple instructions given in the “YABEE_HowTo” document in the “Installation” section.</text:span></text:p>
      <text:p text:style-name="P118">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http://www.gimp.org/downloads/</text:a>.</text:p>
      <text:h text:style-name="Heading_20_2" text:outline-level="2"><text:bookmark-start text:name="__RefHeading__2467_419954178"/>For the release<text:bookmark-end text:name="__RefHeading__2467_419954178"/></text:h>
      <text:p text:style-name="P119">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19">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http://www.scribus.net/downloads/stable-branch/</text:a></text:p>
      <text:p text:style-name="P119">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https://inkscape.org/en/download/</text:a></text:p>
      <text:p text:style-name="P119"/>
      <text:p text:style-name="P119"/>
      <text:p text:style-name="P44">Having that done you<text:span text:style-name="T44">'ll</text:span> be ready to create awesome games and can proceed to the next section.</text:p>
      <text:h text:style-name="P211" text:outline-level="1"><text:bookmark-start text:name="__RefHeading__572_1742601547"/>Chapter 3: Develop<text:bookmark-end text:name="__RefHeading__572_1742601547"/></text:h>
      <text:p text:style-name="P46"><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9"><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199" text:outline-level="2"><text:bookmark-start text:name="__RefHeading__574_1742601547"/>Preparing the structures<text:bookmark-end text:name="__RefHeading__574_1742601547"/></text:h>
      <text:p text:style-name="P50"><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0"><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text:soft-page-break/>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47">characters</text:span><text:line-break/>/P3D Tutorial/game/assets/<text:span text:style-name="T47">levels</text:span></text:p>
      <text:h text:style-name="P199" text:outline-level="2"><text:bookmark-start text:name="__RefHeading__576_1742601547"/>Creating a simple P3D application<text:bookmark-end text:name="__RefHeading__576_1742601547"/></text:h>
      <text:p text:style-name="P51"><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2">The first part of code will always be the main.py script so copy the “template for main.py” script into your …<text:span text:style-name="T14">/P3D Tutorial</text:span>/game/ folder and rename it to main.py.</text:p>
      <text:p text:style-name="P55">Before we start the script for the first time, we need to change one things in this file to fit our projects details.</text:p>
      <text:p text:style-name="P54">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53"><text:span text:style-name="T45">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text:span><text:soft-page-break/><text:span text:style-name="T45">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span></text:p>
      <text:h text:style-name="P200"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213" text:outline-level="3"><text:bookmark-start text:name="__RefHeading__803_1998868699"/>Creating characters<text:bookmark-end text:name="__RefHeading__803_1998868699"/></text:h>
      <text:p text:style-name="P56"><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6">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6"><text:span text:style-name="T2">And for a good tutorial on character rigging take a look at </text:span><text:a xlink:type="simple" xlink:href="http://www.blenderguru.com/tutorials/introduction-to-rigging/">http://www.blenderguru.com/tutorials/introduction-to-rigging/</text:a></text:p>
      <text:p text:style-name="P57"><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4880950630284668007" text:style-name="L7">
        <text:list-item>
          <text:p text:style-name="P160">Make sure the origin of the character is at it's very bottom. This will greatly simplify the correct placing of it in the world.</text:p>
        </text:list-item>
        <text:list-item>
          <text:p text:style-name="P160">Keep the polycount low, even if current graphics cards can handle a bunch of polygons already, you should use other <text:span text:style-name="T56">better suited </text:span>tricks to enhance the realism and look of your characters.</text:p>
          <text:list>
            <text:list-item>
              <text:p text:style-name="P174"><text:span text:style-name="T2">Hav</text:span><text:span text:style-name="T19">ing</text:span><text:span text:style-name="T2"> good textures for your characters fitting the style you want for the game</text:span></text:p>
            </text:list-item>
            <text:list-item>
              <text:p text:style-name="P174"><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text:span><text:soft-page-break/><text:span text:style-name="T18">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175"><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161">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162">Keep an eye on the objects name for example don't keep the default names <text:span text:style-name="T121">like</text:span> cube <text:span text:style-name="T121">or bone.001</text:span>, especially if <text:span text:style-name="T121">it does</text:span>n't even <text:span text:style-name="T121">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163">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164">In blender, use Actions for animations. These can simply be exported by the yabee plugin.</text:p>
        </text:list-item>
        <text:list-item>
          <text:p text:style-name="P165"><text:span text:style-name="T120">Also for animations, u</text:span>se motion capturing <text:span text:style-name="T120">and rotoscope the animation from real world movements.</text:span></text:p>
        </text:list-item>
        <text:list-item>
          <text:p text:style-name="P166">If you can't afford <text:span text:style-name="T121">highly</text:span> detailed animations, <text:span text:style-name="T121">you can also create animations with only a few main key frames in the most extreme poses of an animation. Those can then be automatically be smoothed and procedurally controlled with IKs within the application.</text:span></text:p>
        </text:list-item>
        <text:list-item>
          <text:p text:style-name="P163">Use a version control system for your files this will let you move back to earlier versions of the files whenever you break or messed something up in them.</text:p>
        </text:list-item>
      </text:list>
      <text:p text:style-name="P56"><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7458788154324418860" text:style-name="L8">
        <text:list-item>
          <text:p text:style-name="P167">Deselect everything and then select only the low polygon character model and the armature</text:p>
        </text:list-item>
        <text:list-item>
          <text:p text:style-name="P169">Make sure in the Dope Sheet (Action Editor Mode) the current action is unlinked and all actions have a fake user. Otherwise yabee will export the current animation twice with a .001.egg extension.</text:p>
        </text:list-item>
        <text:list-item>
          <text:p text:style-name="P167">Go to File → Export → Panda3D (.egg)</text:p>
        </text:list-item>
        <text:list-item>
          <text:p text:style-name="P167">Enter a name for the exported file</text:p>
        </text:list-item>
        <text:list-item>
          <text:p text:style-name="P168">make sure <text:span text:style-name="T75">that the following checkboxes on the left pane are checked</text:span></text:p>
          <text:list>
            <text:list-item>
              <text:p text:style-name="P168">“Copy texture files” and the “Tex. path” is <text:span text:style-name="T51">set appropriate</text:span></text:p>
            </text:list-item>
            <text:list-item>
              <text:p text:style-name="P169"><text:soft-page-break/>“All actions as animations”</text:p>
            </text:list-item>
          </text:list>
        </text:list-item>
        <text:list-item>
          <text:p text:style-name="P168">Hit “Export to Panda3D EGG” on the top right.</text:p>
        </text:list-item>
        <text:list-item>
          <text:p text:style-name="P170">After the model and animations have been exported you can copy and rename them to fit your need. <text:span text:style-name="T90">(For this tutorial you should name the main model to char.egg and from the others you should remove the character#- prefix. This is also described below again.)</text:span></text:p>
        </text:list-item>
      </text:list>
      <text:h text:style-name="P213" text:outline-level="3"><text:bookmark-start text:name="__RefHeading__805_1998868699"/>Bring the characters into the game<text:bookmark-end text:name="__RefHeading__805_1998868699"/></text:h>
      <text:p text:style-name="P85"><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219" text:outline-level="4">Basic Setup</text:h>
      <text:p text:style-name="P58"><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135">"""</text:p>
      <text:p text:style-name="P135"/>
      <text:p text:style-name="P135"># Panda3D imoprts</text:p>
      <text:p text:style-name="P136">from direct.actor.Actor import Actor</text:p>
      <text:p text:style-name="Code"/>
      <text:p text:style-name="Code">class Player():</text:p>
      <text:p text:style-name="Code"><text:s text:c="4"/>def __init__(self, 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2"/>})</text:p>
      <text:p text:style-name="Code"><text:s text:c="8"/><text:span text:style-name="T76">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P60">Let's get through this code and see what's in it.</text:p>
      <text:p text:style-name="P60"><text:soft-page-break/>The first few lines simply describes it as a python script, name an author and give it a license. <text:span text:style-name="T65">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charNr):</text:p>
      <text:p text:style-name="P60">We call the init function with a character number so we can use the class for any character model that we have stored in our assets and not need to write a class for each character.</text:p>
      <text:p text:style-name="Code">charPath = "characters/character%d/" % charNr</text:p>
      <text:p text:style-name="P60">using a variable we will shorten the next few code lines where we will need the path to our character. Also we use the character number as stored in charNr to choose the folder of the players selected character.</text:p>
      <text:p text:style-name="P72">Now we get to the Panda3D specific functionality.</text:p>
      <text:p text:style-name="Code">self.character = Actor(</text:p>
      <text:p text:style-name="Code"><text:s text:c="4"/>charPath + "char", {</text:p>
      <text:p text:style-name="Code"><text:s text:c="8"/>"Idle":charPath + "idle",</text:p>
      <text:p text:style-name="Code"><text:s text:c="8"/>"<text:span text:style-name="T73">W</text:span>alk":charPath + "walk",</text:p>
      <text:p text:style-name="Code"><text:s text:c="8"/>"<text:span text:style-name="T83">Walk_back":charPath + "walk_back",</text:span></text:p>
      <text:p text:style-name="Code"><text:s text:c="8"/>"<text:span text:style-name="T73">P</text:span>unch_l":charPath + "punch_l",</text:p>
      <text:p text:style-name="Code"><text:s text:c="8"/>"<text:span text:style-name="T73">P</text:span>unch_r":charPath + "punch_r",</text:p>
      <text:p text:style-name="Code"><text:s text:c="8"/>"<text:span text:style-name="T73">K</text:span>ick_l":charPath + "kick_l",</text:p>
      <text:p text:style-name="Code"><text:s text:c="8"/>"<text:span text:style-name="T73">K</text:span>ick_r":charPath + "kick_r",</text:p>
      <text:p text:style-name="Code"><text:s text:c="8"/>"<text:span text:style-name="T73">D</text:span>efend":charPath + "defend",</text:p>
      <text:p text:style-name="P140"><text:s text:c="8"/>"<text:span text:style-name="T81">Defeated":charPath + "defeated"</text:span></text:p>
      <text:p text:style-name="Code"><text:s text:c="4"/>})</text:p>
      <text:p text:style-name="P60">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79">file</text:span> format which we will describe in a later section.</text:p>
      <text:p text:style-name="Code">self.character.setH(90)</text:p>
      <text:p text:style-name="P82">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60">With this two lines of code we first tell the engine it should add the character to the render node. This has to be done for any object that should be rendered in the 3D-<text:span text:style-name="T50">s</text:span>pace created by the engine. Whereas render is a global variable set up by the engine. <text:span text:style-name="T49">Directly after that we call the hide function as we don't want the character to be shown directly after it got loaded.</text:span></text:p>
      <text:p text:style-name="P61"><text:soft-page-break/>Within our start function we currently have just two lines,</text:p>
      <text:p text:style-name="Code">self.character.setPos(startPos)</text:p>
      <text:p text:style-name="P61">and</text:p>
      <text:p text:style-name="Code"><text:span text:style-name="T48">self.character.show()</text:span> </text:p>
      <text:p text:style-name="P61">the first one sets the position of our character in the 3D-space to the one given in the startPos variable. The next line let the character appear in your application and hence is the opposite function to our previously called hide function.</text:p>
      <text:p text:style-name="P59">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54">self.</text:span><text:span text:style-name="T53">player</text:span> = Player(<text:span text:style-name="T67">1</text:span>)</text:p>
      <text:p text:style-name="P29">Here we have instantiated our player, which is the first step to get it visible in our game <text:span text:style-name="T69">and we also tell it, that we want the first character model to be loaded</text:span>. Later on we will do that for every player in the game, but for now we will have just one w<text:span text:style-name="T68">h</text:span>ich we can play with and test some things.</text:p>
      <text:p text:style-name="P28">Finally put the following line in the enterGame function by replacing the “pass” <text:span text:style-name="T55">line</text:span></text:p>
      <text:p text:style-name="P139"><text:span text:style-name="T52">self.</text:span>player.start((<text:span text:style-name="T78">0, 8, -0.5</text:span>))</text:p>
      <text:p text:style-name="P62">This line will start the general player functionality and place the model at the center of the screen <text:span text:style-name="T82">by placing it</text:span> <text:span text:style-name="T78">8</text:span> units “into” the screen <text:span text:style-name="T78">and 0.5 units down</text:span> so it will be seen by the camera and hence visibly rendered. <text:span text:style-name="T82">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69">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ext:soft-page-break/>this FSM. <text:span text:style-name="T58">For a detailed description of what a FSM is and what it is good for, take a look at this wikipedia article: </text:span><text:a xlink:type="simple" xlink:href="https://en.wikipedia.org/wiki/Finite-state_machine"><text:span text:style-name="T58">https://en.wikipedia.org/wiki/Finite-state_machine</text:span></text:a><text:span text:style-name="T58"> For our player class, we will use the state machine to handle the various actions a player can do for example idling, walking, attacks and it's death state.</text:span></text:p>
      <text:h text:style-name="P220" text:outline-level="4">Simple Animations</text:h>
      <text:p text:style-name="P63">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3">This will let you use the FSM class within the player script. The next part you need to do is to <text:span text:style-name="T60">let</text:span> the <text:span text:style-name="T60">Player </text:span>class <text:span text:style-name="T60">inherit the FSM </text:span>class, which can be achieved by adding FSM into the brackets after “class <text:span text:style-name="T60">P</text:span>layer” so it look as follow.</text:p>
      <text:p text:style-name="Code">class Player(FSM):</text:p>
      <text:p text:style-name="P63">another thing you need to do to be able to use the FSM in this class is to initialize it by adding the following line at the top of the Player class's __init__ function.</text:p>
      <text:p text:style-name="P134">FSM.__init__(self, "FSM-Player%d"%charNr)</text:p>
      <text:p text:style-name="P63">after that you'll be able to use the Player class as an FSM and you can implement state functions in it. <text:span text:style-name="T59">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4">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5">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5">Now that we have a enter function to the Idle state, we also need to change to that state as a FSM's state isn't set until you explicitly set it for the first time. <text:span text:style-name="T60">To do that we can call the “request” function which got inherited into the Player class from the FSM class.</text:span></text:p>
      <text:p text:style-name="P66"><text:soft-page-break/>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0">After that you should see the character animated with the idle animation if you start the application again.</text:p>
      <text:h text:style-name="P220" text:outline-level="4">User interactions</text:h>
      <text:p text:style-name="P67">Now that we have a first animation playing, we can go and bring in some user interactions <text:span text:style-name="T64">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8">Knowing this, we are able to add keyboard interactions to our character. We will implement that directly in our Player class for now using a <text:span text:style-name="T66">set of predefined movement variables which </text:span>we can later simply extend for two player (on one Machine) support. Back at our Player class, add the following line <text:span text:style-name="T66">inside the __init__ method.</text:span></text:p>
      <text:p text:style-name="P137">self.walkSpeed = <text:span text:style-name="T77">2</text:span>.0 # units per second</text:p>
      <text:p text:style-name="P137">self.leftButton = KeyboardButton.asciiKey('<text:span text:style-name="T84">d</text:span>')</text:p>
      <text:p text:style-name="P137">self.rightButton = KeyboardButton.asciiKey('<text:span text:style-name="T84">f</text:span>')</text:p>
      <text:p text:style-name="P74">This <text:span text:style-name="T70">variables define how fast the character is moving from left to right as well as the key mapping</text:span>. <text:span text:style-name="T7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3">Add the following lines somewhere in the Player class</text:p>
      <text:p text:style-name="P138"><text:s text:c="4"/>def moveTask(self, task):</text:p>
      <text:p text:style-name="P138"><text:s text:c="8"/>speed = 0.0</text:p>
      <text:p text:style-name="P138"><text:s text:c="8"/>isDown = base.mouseWatcherNode.isButtonDown</text:p>
      <text:p text:style-name="P138"><text:s text:c="8"/>if isDown(self.leftButton):</text:p>
      <text:p text:style-name="P138"><text:s text:c="12"/>speed += self.walkSpeed</text:p>
      <text:p text:style-name="P138"><text:s text:c="8"/>if isDown(self.rightButton):</text:p>
      <text:p text:style-name="P138"><text:s text:c="12"/>speed -= self.walkSpeed</text:p>
      <text:p text:style-name="P138"><text:s text:c="8"/>yDelta = speed * globalClock.getDt()</text:p>
      <text:p text:style-name="P138"><text:s text:c="8"/>self.character.setY(self.character, yDelta)</text:p>
      <text:p text:style-name="Code"><text:s text:c="8"/>return task.cont</text:p>
      <text:p text:style-name="P86">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text:soft-page-break/>look at the lines of that code snippets.</text:p>
      <text:p text:style-name="P86">In the first line, the function definition we await an extra argument called task. This is always the case for task functions. This task variable will be of type direct.task.Task and contains a few important things for task handling.</text:p>
      <text:p text:style-name="P86">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6">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6">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6">The last line of that function tells the task manager that it should call this task Function again in the next Frame. This will it do until the task got terminated externally. </text:p>
      <text:p text:style-name="P75">Now that we have a task function, we also need to activate that task which can be done by adding the following line at the bottom of the Player class's start function.</text:p>
      <text:p text:style-name="Code">taskMgr.add(self.moveTask, "move task"<text:span text:style-name="T72">)</text:span></text:p>
      <text:p text:style-name="P79">Having done that, you should be able to move the character left and right with the 'A' and 'D' keys on your keyboard if you restart the application.</text:p>
      <text:p text:style-name="P80">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73">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oft-page-break/><text:s text:c="8"/>self.character.loop("Walk")</text:p>
      <text:p text:style-name="Code"><text:s text:c="4"/>def exitWalk(self):</text:p>
      <text:p text:style-name="Code"><text:s text:c="8"/>self.character.stop()</text:p>
      <text:p text:style-name="P141"/>
      <text:p text:style-name="P141"><text:s text:c="4"/>def enterWalk_back(self):</text:p>
      <text:p text:style-name="P141"><text:s text:c="8"/>self.character.loop("Walk_back")</text:p>
      <text:p text:style-name="P141"><text:s text:c="4"/>def exitWalk_back(self):</text:p>
      <text:p text:style-name="P141"><text:s text:c="8"/>self.character.stop()</text:p>
      <text:p text:style-name="P81">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74">Within this function we call stop on our character which will stop all animations currently playing on that actor.</text:span></text:p>
      <text:p text:style-name="P97">Next we will make use of our new states by changing them whenever the actor is moving or stops moving. This can be achieved quite simple by adding the following lines inside the moveTask function right before the return statement.</text:p>
      <text:p text:style-name="P141">if speed != 0.0 and self.state != "Walk" and self.state != "Walk_back":</text:p>
      <text:p text:style-name="P141"><text:s text:c="4"/>if speed &lt; 0:</text:p>
      <text:p text:style-name="P141"><text:s text:c="8"/>self.request("Walk")</text:p>
      <text:p text:style-name="P141"><text:s text:c="4"/>else:</text:p>
      <text:p text:style-name="P141"><text:s text:c="8"/>self.request("Walk_back")</text:p>
      <text:p text:style-name="Code">elif speed == 0.0 and self.state != "Idle":</text:p>
      <text:p text:style-name="Code"><text:s text:c="4"/>self.request("Idle")</text:p>
      <text:p text:style-name="P84">Using the speed variable we always know if the character is moving or not <text:span text:style-name="T85">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85">and Walk_back</text:span> state. If so we will request the walk <text:span text:style-name="T85">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3">Having done that, you should see your character walking and idling in the game respective to your keyboard input. <text:span text:style-name="T80">That should look much better now but the character still misses a bunch of things.</text:span></text:p>
      <text:h text:style-name="P220" text:outline-level="4">Extended Character movements</text:h>
      <text:p text:style-name="P87">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oft-page-break/><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Code"><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88">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89">With all those animations, we now also need to define when they should be entered and played. As we want to map them all to some keyboard events, we first extend our button variables. So add the following lines of code at the end of the __init__ method.</text:p>
      <text:p text:style-name="P89"/>
      <text:p text:style-name="Code">self.punchLButton = KeyboardButton.asciiKey('q')</text:p>
      <text:p text:style-name="Code">self.punchRButton = KeyboardButton.asciiKey('w')</text:p>
      <text:p text:style-name="Code">self.kickLButton = KeyboardButton.asciiKey('a')</text:p>
      <text:p text:style-name="Code">self.kickRButton = KeyboardButton.asciiKey('s')</text:p>
      <text:p text:style-name="Code">self.defendButton = KeyboardButton.asciiKey('e')</text:p>
      <text:p text:style-name="P90">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86">if self.attackAnimationPlaying(): return task.cont</text:span></text:p>
      <text:p text:style-name="Code"><text:s text:c="8"/>speed = 0.0</text:p>
      <text:p text:style-name="Code"><text:s text:c="8"/>isDown = base.mouseWatcherNode.isButtonDown</text:p>
      <text:p text:style-name="Code"/>
      <text:p text:style-name="Code"><text:soft-page-break/><text:s text:c="8"/><text:span text:style-name="T86">if isDown(self.defendButton):</text:span></text:p>
      <text:p text:style-name="Code"><text:s text:c="8"/><text:span text:style-name="T86"><text:s text:c="4"/>if self.state != "Defend":</text:span></text:p>
      <text:p text:style-name="Code"><text:s text:c="8"/><text:span text:style-name="T86"><text:s text:c="8"/>self.request("Defend")</text:span></text:p>
      <text:p text:style-name="Code"><text:s text:c="8"/><text:span text:style-name="T86"><text:s text:c="4"/>return task.cont</text:span></text:p>
      <text:p text:style-name="Code"/>
      <text:p text:style-name="Code"><text:s text:c="8"/><text:span text:style-name="T86"># Check for attack keys</text:span></text:p>
      <text:p text:style-name="Code"><text:s text:c="8"/><text:span text:style-name="T86">isAction = False</text:span></text:p>
      <text:p text:style-name="Code"><text:s text:c="8"/><text:span text:style-name="T86">if isDown(self.punchLButton):</text:span></text:p>
      <text:p text:style-name="Code"><text:s text:c="8"/><text:span text:style-name="T86"><text:s text:c="4"/>isAction = True</text:span></text:p>
      <text:p text:style-name="Code"><text:s text:c="8"/><text:span text:style-name="T86"><text:s text:c="4"/>self.request("Punch_l")</text:span></text:p>
      <text:p text:style-name="Code"><text:s text:c="8"/><text:span text:style-name="T86">elif isDown(self.punchRButton):</text:span></text:p>
      <text:p text:style-name="Code"><text:s text:c="8"/><text:span text:style-name="T86"><text:s text:c="4"/>isAction = True</text:span></text:p>
      <text:p text:style-name="Code"><text:s text:c="8"/><text:span text:style-name="T86"><text:s text:c="4"/>self.request("Punch_r")</text:span></text:p>
      <text:p text:style-name="Code"><text:s text:c="8"/><text:span text:style-name="T86">elif isDown(self.kickLButton):</text:span></text:p>
      <text:p text:style-name="Code"><text:s text:c="8"/><text:span text:style-name="T86"><text:s text:c="4"/>isAction = True</text:span></text:p>
      <text:p text:style-name="Code"><text:s text:c="8"/><text:span text:style-name="T86"><text:s text:c="4"/>self.request("Kick_l")</text:span></text:p>
      <text:p text:style-name="Code"><text:s text:c="8"/><text:span text:style-name="T86">elif isDown(self.kickRButton):</text:span></text:p>
      <text:p text:style-name="Code"><text:s text:c="8"/><text:span text:style-name="T86"><text:s text:c="4"/>isAction = True</text:span></text:p>
      <text:p text:style-name="Code"><text:s text:c="8"/><text:span text:style-name="T86"><text:s text:c="4"/>self.request("Kick_r")</text:span></text:p>
      <text:p text:style-name="Code"><text:s text:c="8"/><text:span text:style-name="T86">if isAction:</text:span></text:p>
      <text:p text:style-name="Code"><text:s text:c="8"/><text:span text:style-name="T86"><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142"><text:s text:c="8"/>if speed != 0.0 and self.state != "Walk" and <text:span text:style-name="T89">\</text:span></text:p>
      <text:p text:style-name="P142"><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1">In this section, the new lines are marked in yellow. Starting with the first line, we will check if the 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1">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1">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1"><text:soft-page-break/>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Code"><text:s text:c="12"/>"Kick_r"]</text:p>
      <text:p text:style-name="Code"><text:s text:c="8"/>if self.character.getCurrentAnim() in actionAnimations: return True</text:p>
      <text:p text:style-name="P91">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2">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214" text:outline-level="3"><text:bookmark-start text:name="__RefHeading__1270_93487272"/>Add <text:span text:style-name="T102">two</text:span> player <text:span text:style-name="T102">gameplay</text:span><text:bookmark-end text:name="__RefHeading__1270_93487272"/></text:h>
      <text:p text:style-name="P107">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91">Now lets start with extending our already existing Player class so we can use it for multiuser usage.</text:span></text:p>
      <text:h text:style-name="P221" text:outline-level="4">Basics</text:h>
      <text:p text:style-name="P93">The first thing we will change and extend is the init method of the Player class so it will look like the following.</text:p>
      <text:p text:style-name="Code"><text:s text:c="4"/>def __init__(self, charNr<text:span text:style-name="T86">, controls</text:span>):</text:p>
      <text:p text:style-name="Code"><text:s text:c="8"/>FSM.__init__(self, "FSM-Player%d"%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86">if controls == "p1":</text:span></text:p>
      <text:p text:style-name="Code"><text:soft-page-break/><text:s text:c="8"/><text:span text:style-name="T86"><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87">elif controls == "p2"</text:span><text:span text:style-name="T86">:</text:span></text:p>
      <text:p text:style-name="Code"><text:s text:c="8"/><text:span text:style-name="T86"><text:s text:c="4"/>self.character.setH(-90)</text:span></text:p>
      <text:p text:style-name="Code"><text:s text:c="8"/><text:span text:style-name="T86"><text:s text:c="4"/>self.leftButton = KeyboardButton.right()</text:span></text:p>
      <text:p text:style-name="Code"><text:s text:c="8"/><text:span text:style-name="T86"><text:s text:c="4"/>self.rightButton = KeyboardButton.left()</text:span></text:p>
      <text:p text:style-name="Code"><text:s text:c="8"/><text:span text:style-name="T86"><text:s text:c="4"/>self.punchLButton = KeyboardButton.asciiKey('i')</text:span></text:p>
      <text:p text:style-name="Code"><text:s text:c="8"/><text:span text:style-name="T86"><text:s text:c="4"/>self.punchRButton = KeyboardButton.asciiKey('o')</text:span></text:p>
      <text:p text:style-name="Code"><text:s text:c="8"/><text:span text:style-name="T86"><text:s text:c="4"/>self.kickLButton = KeyboardButton.asciiKey('k')</text:span></text:p>
      <text:p text:style-name="Code"><text:s text:c="8"/><text:span text:style-name="T86"><text:s text:c="4"/>self.kickRButton = KeyboardButton.asciiKey('l')</text:span></text:p>
      <text:p text:style-name="Code"><text:s text:c="8"/><text:span text:style-name="T86"><text:s text:c="4"/>self.defendButton = KeyboardButton.asciiKey('p')</text:span></text:p>
      <text:p text:style-name="P93">The yellow marked code shows the new parts. First we add a controls argument to our method. This will be a string variable where we await a value of something like p# where # must be 1 or 2 for now as we have a two player only game.</text:p>
      <text:p text:style-name="P93">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92">where we have specifically said that left is - and right is + on the x-axis. Hence moving left results in moving right on the second character and right results in moving left.</text:span></text:p>
      <text:p text:style-name="P94">Now we need to add and start the second character to our game which we will do in the main script. <text:span text:style-name="T93">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86">, "p1"</text:span>)</text:p>
      <text:p text:style-name="Code"><text:s text:c="8"/><text:span text:style-name="T86">self.player2 = Player(1, "p2")</text:span></text:p>
      <text:p text:style-name="P95">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86">-1</text:span>, 8, -0.5))</text:p>
      <text:p text:style-name="Code"><text:s text:c="8"/><text:span text:style-name="T86">self.player2.start((1, 8, -0.5))</text:span></text:p>
      <text:p text:style-name="P96">Also in this part, the second player is called just like the first one. Here the only differences between <text:soft-page-break/>them two is the first value which represents the position on the x-axis, <text:span text:style-name="T94">we will place the first character to the left and the second character to the right on the screen.</text:span></text:p>
      <text:p text:style-name="P123">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4"/>
      <text:h text:style-name="P220" text:outline-level="4"><text:span text:style-name="T102"><text:s/></text:span>Advanced</text:h>
      <text:p text:style-name="P110"><text:span text:style-name="T106">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06">Those</text:span> are Panda3D's own implementation which is <text:span text:style-name="T106">mostly</text:span> good for simple physics and collision detection<text:span text:style-name="T106">s</text:span>, ODE, the open dynamic engine which has good implementations on joints and should be good for technical simulations and the last but not least, Bullet, which is a good capable physics and collision engine <text:span text:style-name="T106">for general purpose</text:span> which was already used in big commercial games <text:span text:style-name="T106">and projects</text:span>. <text:span text:style-name="T106">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06">on collision detection</text:span> will meet all our needs as well as being rather simple to use and hence we will use it to enable collision detections.</text:p>
      <text:p text:style-name="P111">The first thing you need to do with each collision and physics system is to <text:span text:style-name="T107">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5">To get that now in our tutorial code we have to add a few things.</text:p>
      <text:p text:style-name="P125"><text:soft-page-break/>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86">CollisionTraverser,</text:span></text:p>
      <text:p text:style-name="P146"><text:span text:style-name="T119"><text:s text:c="4"/></text:span><text:span text:style-name="T88">CollisionHandlerPusher,</text:span></text:p>
      <text:p text:style-name="P126">Next, we need to put these lines in the __init__ method of the Main class <text:span text:style-name="T118">somewhere before the player initialization and generally before you actually add any collision solids. Best put it at the beginning of the # initialize game content section</text:span>.</text:p>
      <text:p text:style-name="Code">base.cTrav = CollisionTraverser("base collision traverser")</text:p>
      <text:p text:style-name="P145">base.pusher = CollisionHandlerPusher()</text:p>
      <text:p text:style-name="P125">In the first line we create a Traverser that will as described above handle the collision math and will check all “col<text:span text:style-name="T112">l</text:span>i<text:span text:style-name="T112">ders” or also called “from objects”</text:span> given to it. <text:span text:style-name="T112">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8"><text:span text:style-name="T112">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12">and </text:span><text:bookmark text:name="CollisionHandlerFloor"/>CollisionHandlerFloor. <text:span text:style-name="T117">Following is a short description of each of the collision handlers.</text:span></text:p>
      <text:p text:style-name="P127">The queue <text:span text:style-name="T117">handler</text:span> is the most <text:span text:style-name="T117">simplistic</text:span> one. It just records all collisions that happen to the from object set to that handler.</text:p>
      <text:p text:style-name="P128"><text:span text:style-name="T112">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14">addInPattern </text:span><text:span text:style-name="T115">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0"><text:span text:style-name="T113">The physics handler is the most specialized handler. It acts just like the pusher handler but keeps track on Panda3D's physics system. It also only accepts physically movable objects (objects of type </text:span>ActorNode, <text:span text:style-name="T116">not to confuse with the Actor class which is for loading and playing models and animations) as it's from objects.</text:span></text:p>
      <text:p text:style-name="P131"><text:soft-page-break/>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2">Having the collision system prepared, we now can add some solids to it to actually check collisions with it.</text:p>
      <text:p text:style-name="P132">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78">Move into the player.py script and add the following things.</text:p>
      <text:p text:style-name="P179">As in the other sections, we first need to import the new classes we'll be using for collision detections. So extend the panda3d.core import line as follow</text:p>
      <text:p text:style-name="Code">from panda3d.core import <text:span text:style-name="T86">(</text:span></text:p>
      <text:p text:style-name="Code"><text:s text:c="4"/><text:span text:style-name="T86">CollisionSphere,</text:span></text:p>
      <text:p text:style-name="Code"><text:s text:c="4"/><text:span text:style-name="T86">CollisionNode,</text:span></text:p>
      <text:p text:style-name="Code"><text:s text:c="4"/>KeyboardButton<text:span text:style-name="T86">)</text:span></text:p>
      <text:p text:style-name="P178"><text:span text:style-name="T122">Next</text:span>t, <text:span text:style-name="T122">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79">Add these lines at the bottom of the Player class's init method or somewhere below the actor setup</text:p>
      <text:p text:style-name="Code">characterSphere = CollisionSphere(0, 0, 1.0, 0.5)</text:p>
      <text:p text:style-name="Code">characterColNode = CollisionNode("characterCollisio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79">Let's go through this lines and see what they do.</text:p>
      <text:p text:style-name="P180">In the first two lines, we prepare the variables that we'll need to add a collision solid to our character. First a collision sphere as mentioned above which has a radius of 0.5 units and floats 1 unit above the ground. The Collision node is a specialized Panda Node that holds all our collision solids and hence has some dedicated functions for that, which brings us to the next line.</text:p>
      <text:p text:style-name="P180">Having a collision solid and -node we need to add the solid into <text:span text:style-name="T123">that</text:span> node. <text:span text:style-name="T123">This is achieved by calling the nodes addSolid method with the just created collision sphere.</text:span></text:p>
      <text:p text:style-name="P181">Following to that we attach the collision node as child to our actor node, self.character. This way the collision node will always be placed and moved respective to the character as well as hinder the character from moving through other solid objects.</text:p>
      <text:p text:style-name="P182"><text:soft-page-break/><text:span text:style-name="T124">Then</text:span> we need to add the <text:span text:style-name="T124">nodepath we just got from the attaching the collisionnode to the actor as well as the actor itself to the pusher, so that the sphere and actor will always pushed out of other objects.</text:span></text:p>
      <text:p text:style-name="P182"><text:span text:style-name="T124">Finally add the nodepath to the traverser and the handler you want to get responsive to that object so the nodepath will also be handled as into node and other characters and objects can bump into it.</text:span></text:p>
      <text:p text:style-name="P183">As a side note, you can allso add this method after the collision node has been instantiated to get a visual representation of your collision solid.</text:p>
      <text:p text:style-name="P204">self.characterCollision.show()</text:p>
      <text:p text:style-name="P183">But be aware that this will, if there are many collision solids, decrease your performance quite a bit.</text:p>
      <text:p text:style-name="P184">Getting so far, you should now have two characters that cannot move through one another if you restart your application.</text:p>
      <text:p text:style-name="P104">TODO: COLLISION DETECTION FOR ATTACK AND DEFENSE</text:p>
      <text:p text:style-name="P104">TODO: CHARACTER STATS LIKE HEALTH</text:p>
      <text:p text:style-name="P122">Now that we can detect hits of both players, w<text:span text:style-name="T111">e need to add some variables and checks to see how much life a player has and if he get defeated with a hit.</text:span></text:p>
      <text:p text:style-name="P103"><text:span text:style-name="T102">TODO:</text:span> ADDING THE DEFEATED STATE</text:p>
      <text:h text:style-name="P214" text:outline-level="3"><text:bookmark-start text:name="__RefHeading__1272_93487272"/>Camera control<text:bookmark-end text:name="__RefHeading__1272_93487272"/></text:h>
      <text:p text:style-name="P98">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01">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01">game with a really shaky camera or floating through just any object so the player can see the things behind it or rather in it.</text:span></text:p>
      <text:p text:style-name="P105">For our game we create in this Tutorial, we will have a quite simple camera setup. It will ensure the players are always visible and tries to always stay at a reasonable distance to them. <text:span text:style-name="T103">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03">t</text:span>o reach <text:span text:style-name="T103">the things we want</text:span>, <text:span text:style-name="T103">just</text:span> a<text:span text:style-name="T98">dd the following function somewhere in the # BASIC FUNCTIONS section of the Main class.</text:span></text:p>
      <text:p text:style-name="Code"><text:soft-page-break/><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100">This task function will handle all our camera handling for the game. It will move the camera back when one or both players left the viewable area and moves closer as long as they are inside the visible area. <text:span text:style-name="T99">Also it will keep the camera in the middle of both characters.</text:span></text:p>
      <text:p text:style-name="P101">But let's get through this one line after another.</text:p>
      <text:p text:style-name="Code">playerVec = self.player.getPos() - self.player2.getPos()</text:p>
      <text:p text:style-name="P144">playerDist = playerVec.length()</text:p>
      <text:p text:style-name="P144">x = self.player.getX() + playerDist / 2.0</text:p>
      <text:p text:style-name="P143">self.camera.setX(x)</text:p>
      <text:p text:style-name="P101">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144">if not self.cam.node().isInView(self.player.getPos(self.cam)):</text:p>
      <text:p text:style-name="P144"><text:s text:c="4"/>camPosUpdate = -2 * globalClock.getDt()</text:p>
      <text:p text:style-name="P144"><text:s text:c="4"/>self.camera.setY(self.camera, camPosUpdate)</text:p>
      <text:p text:style-name="Code"><text:s text:c="4"/>zoomout = True</text:p>
      <text:p text:style-name="P101">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text:soft-page-break/>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144">if not zoomout:</text:p>
      <text:p text:style-name="P144"><text:s text:c="4"/>if self.camera.getY() &lt; 0:</text:p>
      <text:p text:style-name="P144"><text:s text:c="8"/>camPosUpdate = 2 * globalClock.getDt()</text:p>
      <text:p text:style-name="P143"><text:s text:c="8"/>self.camera.setY(self.camera, camPosUpdate)</text:p>
      <text:p text:style-name="P101">This last few lines let the camera move closer to the characters if the camera doesn't move back and hence the characters are within the visible bounds of the camera as well as is further away then the set minimum position of 0. <text:span text:style-name="T100">The position calculation and placement of the camera is done the same way as before just in the positive direction.</text:span></text:p>
      <text:p text:style-name="P108">After that we add the usual return task.cont as we want the task to run until it got manually stopped.</text:p>
      <text:p text:style-name="P109">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99"><text:span text:style-name="T100">F</text:span>inally <text:span text:style-name="T100">we just need to</text:span> add the task to the task manager by simply putting the following line at the end of the enterGame method.</text:p>
      <text:p text:style-name="Code">self.taskMgr.add(self.updateWorldCam, "world camera update task")</text:p>
      <text:p text:style-name="P106">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2">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05">so</text:span> it doesn't look like our characters are floating and fighting in a pitch black space scene like the end of time has come.</text:p>
      <text:h text:style-name="P203" text:outline-level="2"><text:bookmark-start text:name="__RefHeading__818_386173091"/><text:span text:style-name="T125">T</text:span>he Environment<text:bookmark-end text:name="__RefHeading__818_386173091"/></text:h>
      <text:p text:style-name="P185">Having the main gameplay of our game we move on to the next important part. Creating environments for it.</text:p>
      <text:p text:style-name="P185">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87">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87">Most of the hints stated in the character creation section also applies by creating levels but here are a few more specific to levels.</text:p>
      <text:list xml:id="list1699039553824766277" text:style-name="L10">
        <text:list-item>
          <text:p text:style-name="P188">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189">You should have visible objects and collision solids separated in separate layers as well as base level meshes and other other objects in it.</text:p>
        </text:list-item>
        <text:list-item>
          <text:p text:style-name="P189">Places empty nodes at important positions if necessary like the players start position or positions where collectibles should be put at.</text:p>
        </text:list-item>
        <text:list-item>
          <text:p text:style-name="P189">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www.panda3d.org/manual/index.php/Egg_Syntax</text:a> as well as in the Confauto.prc file which gets installed with the Panda3D sdk.</text:p>
        </text:list-item>
        <text:list-item>
          <text:p text:style-name="P189">Transparent Objects should have a set of game properties assigned to them in order to be correctly drawn. Those are in “property name – value” order, “blend – ADD” ; “blendop-a – INCOMING-ALPHA” ; “blendop-b – ONE” ; “bin – fixed”. Note that you may need to change these if you encounter alpha rendering problems in the game to fit your needs.</text:p>
        </text:list-item>
      </text:list>
      <text:h text:style-name="P214" text:outline-level="3"><text:bookmark-start text:name="__RefHeading__822_386173091"/><text:soft-page-break/>Loading the environment into the game<text:bookmark-end text:name="__RefHeading__822_386173091"/></text:h>
      <text:p text:style-name="P190">Having some level models now, we need to get them into our game, so take them and put them into the correct place.</text:p>
      <text:p text:style-name="P190">For the Levels, we will add a few new directories so everything ha<text:span text:style-name="T126">s</text:span> its structure. <text:span text:style-name="T126">Inside your assets folder, create the following directory structure: levels/arena1/ and put all your arena1 file in there. Do the same for all other arenas you have made and name the folders respectively arena2/ arena3/ etc.</text:span></text:p>
      <text:p text:style-name="P191">Now let's bring this into our application. We will do this by adding a new script called arena.py which will then handle the loading of our arena models.</text:p>
      <text:p text:style-name="P191">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206"><text:s text:c="8"/>self.arena = loader.loadModel(arenaPath + "arena")</text:p>
      <text:p text:style-name="P207"><text:s text:c="8"/>self.arena.setScale(2)</text:p>
      <text:p text:style-name="Code"/>
      <text:p text:style-name="Code"><text:s text:c="4"/>def start(self):</text:p>
      <text:p text:style-name="Code"><text:s text:c="8"/>self.arena.reparentTo(render)</text:p>
      <text:p text:style-name="P192">Most of this code shouldn't be new to you if you followed this tutorial until now. The only new line<text:span text:style-name="T129">s</text:span> <text:span text:style-name="T129">are</text:span> the one where we load the model using loader <text:span text:style-name="T129">and the setScale</text:span>. <text:span text:style-name="T129">The loader </text:span>is another global variable which we got through instancing the Panda3D engine <text:span text:style-name="T129">it </text:span>is used to load static model files. <text:span text:style-name="T129">The setScale method is used to change the models size with the given factor. Here we set the scale to two so the model is twice as big as it actually is defined in the model file.</text:span></text:p>
      <text:p text:style-name="P192">In the start function we reparent the arena to render so it gets visibly rendered.</text:p>
      <text:p text:style-name="P192">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 text:c="12"/><text:span text:style-name="T128">return </text:span>self.arena.find("**/StartPosA").getPos() * <text:span text:style-name="T130">2</text:span></text:p>
      <text:p text:style-name="Code"><text:s text:c="8"/>elif charNr == 2:</text:p>
      <text:p text:style-name="P205"><text:s text:c="12"/><text:span text:style-name="T128">return </text:span>self.arena.find("**/StartPosB").getPos() * <text:span text:style-name="T131">2</text:span></text:p>
      <text:p text:style-name="Code"><text:s text:c="8"/>else:</text:p>
      <text:p text:style-name="Code"><text:s text:c="12"/>return (0,0,0)</text:p>
      <text:p text:style-name="P193">This code will return the start positions set in the model file of the arena. <text:span text:style-name="T131">Note that we have to apply the scale as set in the init method to the arena as it isn't applied to the getPos method.</text:span></text:p>
      <text:p text:style-name="P193"><text:soft-page-break/>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93">To be a bit more error resistant, if we pass a wrong character number to the method, we return the center as the starting position.</text:p>
      <text:p text:style-name="P193">Now let's use this in our main class to load the arena and position the characters within it. Open your main.py script and add this line somewhere around your already existing Player import statement.</text:p>
      <text:p text:style-name="Code">from arena import Arena</text:p>
      <text:p text:style-name="P193">Next we need to instantiate the Arena class and use it, which we will all do within the enterGame method, so change it as follow:</text:p>
      <text:p text:style-name="Code"><text:s text:c="8"/><text:span text:style-name="T86">self.arena = Arena(1)</text:span></text:p>
      <text:p text:style-name="Code"><text:s text:c="8"/><text:span text:style-name="T86">self.arena.start()</text:span></text:p>
      <text:p text:style-name="Code"><text:s text:c="8"/>self.player.start(<text:span text:style-name="T86">self.arena.getStartPos(1)</text:span>)</text:p>
      <text:p text:style-name="Code"><text:s text:c="8"/>self.player2.start(<text:span text:style-name="T86">self.arena.getStartPos(2)</text:span>)</text:p>
      <text:p text:style-name="P194">This will load the arena and render it as well as place the characters within it.</text:p>
      <text:p text:style-name="P195">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86">-5</text:span>:</text:p>
      <text:p text:style-name="Code"><text:s text:c="16"/>camPosUpdate = 2 * globalClock.getDt()</text:p>
      <text:p text:style-name="P194"><text:s/><text:span text:style-name="T127">That should be all for now to get our arena into the game, so lets try and restart the application.</text:span></text:p>
      <text:h text:style-name="Heading_20_2" text:outline-level="2"><text:bookmark-start text:name="__RefHeading__824_386173091"/><text:soft-page-break/>Building the GUI<text:bookmark-end text:name="__RefHeading__824_386173091"/></text:h>
      <text:h text:style-name="Heading_20_3" text:outline-level="3"><text:bookmark-start text:name="__RefHeading__826_386173091"/>Adding a simple main menu<text:bookmark-end text:name="__RefHeading__826_386173091"/></text:h>
      <text:h text:style-name="Heading_20_3" text:outline-level="3"><text:bookmark-start text:name="__RefHeading__828_386173091"/>Character selection<text:bookmark-end text:name="__RefHeading__828_386173091"/></text:h>
      <text:h text:style-name="Heading_20_3" text:outline-level="3"><text:bookmark-start text:name="__RefHeading__830_386173091"/>Level selection<text:bookmark-end text:name="__RefHeading__830_386173091"/></text:h>
      <text:h text:style-name="Heading_20_2" text:outline-level="2"><text:bookmark-start text:name="__RefHeading__832_386173091"/>Graphic Enhancement<text:bookmark-end text:name="__RefHeading__832_386173091"/></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P208" text:outline-level="1"/>
      <text:h text:style-name="P212" text:outline-level="1"><text:bookmark-start text:name="__RefHeading__842_386173091"/>Chapter 4: Release<text:bookmark-end text:name="__RefHeading__842_386173091"/></text:h>
      <text:h text:style-name="Heading_20_2" text:outline-level="2"><text:bookmark-start text:name="__RefHeading__844_386173091"/><text:span text:style-name="T57">M</text:span>anual and game release content<text:bookmark-end text:name="__RefHeading__844_386173091"/></text:h>
      <text:p text:style-name="P113">TODO: Usage of inkscape and scribus for logo, icon, manual and other release content creation</text:p>
      <text:h text:style-name="Heading_20_2" text:outline-level="2"><text:bookmark-start text:name="__RefHeading__846_386173091"/>Pack the game <text:span text:style-name="T57">as</text:span> executable and installer<text:bookmark-end text:name="__RefHeading__846_386173091"/></text:h>
      <text:p text:style-name="P113">TODO: Describe usage of packp3d and pdeploy</text:p>
      <text:h text:style-name="Heading_20_2" text:outline-level="2"><text:bookmark-start text:name="__RefHeading__1839_1598449860"/>Advertise your game<text:bookmark-end text:name="__RefHeading__1839_1598449860"/></text:h>
      <text:p text:style-name="P112">TODO: Describe how to create good advertisement and where to put ads</text:p>
      <text:h text:style-name="P202" text:outline-level="2"><text:bookmark-start text:name="__RefHeading__1841_1598449860"/>Share your game<text:bookmark-end text:name="__RefHeading__1841_1598449860"/></text:h>
      <text:p text:style-name="P112">TODO: Where can the games be put on (ubuntu software center, google play, amazon, etc)</text:p>
      <text:h text:style-name="Heading_20_2" text:outline-level="2"><text:bookmark-start text:name="__RefHeading__1843_1598449860"/>Making Money<text:bookmark-end text:name="__RefHeading__1843_1598449860"/></text:h>
      <text:p text:style-name="P112">TODO: Various kinds of strategies to generate money from your open source games</text:p>
      <text:list xml:id="list8888163350151507523" text:style-name="L9">
        <text:list-item>
          <text:p text:style-name="P176">Sell precompiled game copies</text:p>
        </text:list-item>
        <text:list-item>
          <text:p text:style-name="P176">Ingame purchases</text:p>
        </text:list-item>
        <text:list-item>
          <text:p text:style-name="P176">if mmo <text:span text:style-name="T108">game</text:span>, monthly/yearly fee to play the game</text:p>
        </text:list-item>
        <text:list-item>
          <text:p text:style-name="P177">sell additions to the game like extra leve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4: Release</text:chapter></text:p>
      </style:header>
      <style:footer>
        <text:p text:style-name="MP2"><text:tab/><text:page-number text:select-page="current">37</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1" meta:object-count="0" meta:page-count="37" meta:paragraph-count="655" meta:word-count="13241" meta:character-count="79490" meta:non-whitespace-character-count="64945"/>
  </office:meta>
</office:document-meta>
</file>